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Segoe UI" svg:font-family="'Segoe UI'" style:font-adornments="Normal"/>
    <style:font-face style:name="Arial2" svg:font-family="Arial" style:font-adornments="Normal" style:font-family-generic="swiss"/>
    <style:font-face style:name="Arial3" svg:font-family="Arial" style:font-family-generic="system"/>
    <style:font-face style:name="Liberation Serif1" svg:font-family="'Liberation Serif'" style:font-family-generic="roman" style:font-pitch="variable"/>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 Gras" svg:font-family="'Arial Gras'" style:font-family-generic="swiss" style:font-pitch="variable"/>
    <style:font-face style:name="Liberation Sans3"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gras" style:font-family-generic="swiss" style:font-pitch="variable"/>
    <style:font-face style:name="Liberation Sans" svg:font-family="'Liberation Sans'"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Fragment" style:family="table">
      <style:table-properties style:width="17cm" table:align="margins" style:writing-mode="lr-tb"/>
    </style:style>
    <style:style style:name="Fragment.A" style:family="table-column">
      <style:table-column-properties style:column-width="4.02cm" style:rel-column-width="15499*"/>
    </style:style>
    <style:style style:name="Fragment.B" style:family="table-column">
      <style:table-column-properties style:column-width="12.98cm" style:rel-column-width="50036*"/>
    </style:style>
    <style:style style:name="Fragment.A1" style:family="table-cell">
      <style:table-cell-properties fo:padding="0.097cm" fo:border-left="none" fo:border-right="none" fo:border-top="1pt solid #000000" fo:border-bottom="none"/>
    </style:style>
    <style:style style:name="Fragment.B1" style:family="table-cell">
      <style:table-cell-properties fo:padding="0cm" fo:border="none"/>
    </style:style>
    <style:style style:name="sous-fragment" style:family="table">
      <style:table-properties style:width="17cm" table:align="margins" style:writing-mode="lr-tb"/>
    </style:style>
    <style:style style:name="sous-fragment.A" style:family="table-column">
      <style:table-column-properties style:column-width="4.02cm" style:rel-column-width="15499*"/>
    </style:style>
    <style:style style:name="sous-fragment.B" style:family="table-column">
      <style:table-column-properties style:column-width="12.98cm" style:rel-column-width="50036*"/>
    </style:style>
    <style:style style:name="sous-fragment.A1" style:family="table-cell">
      <style:table-cell-properties fo:padding="0.097cm" fo:border="none"/>
    </style:style>
    <style:style style:name="sous-fragment.B1" style:family="table-cell">
      <style:table-cell-properties fo:padding="0cm" fo:border="none"/>
    </style:style>
    <style:style style:name="Tableau1" style:family="table">
      <style:table-properties style:width="17cm" table:align="margins" style:writing-mode="lr-tb"/>
    </style:style>
    <style:style style:name="Tableau1.A" style:family="table-column">
      <style:table-column-properties style:column-width="4.02cm" style:rel-column-width="15499*"/>
    </style:style>
    <style:style style:name="Tableau1.B" style:family="table-column">
      <style:table-column-properties style:column-width="12.98cm" style:rel-column-width="50036*"/>
    </style:style>
    <style:style style:name="Tableau1.A1" style:family="table-cell">
      <style:table-cell-properties fo:padding="0.097cm" fo:border="none"/>
    </style:style>
    <style:style style:name="Tableau1.B1" style:family="table-cell">
      <style:table-cell-properties fo:padding="0cm" fo:border="none"/>
    </style:style>
    <style:style style:name="Tableau2" style:family="table">
      <style:table-properties style:width="17cm" table:align="margins" style:writing-mode="lr-tb"/>
    </style:style>
    <style:style style:name="Tableau2.A" style:family="table-column">
      <style:table-column-properties style:column-width="17cm" style:rel-column-width="65535*"/>
    </style:style>
    <style:style style:name="Tableau2.A1" style:family="table-cell">
      <style:table-cell-properties fo:padding="0.097cm" fo:border-left="none" fo:border-right="none" fo:border-top="1pt solid #000000" fo:border-bottom="none"/>
    </style:style>
    <style:style style:name="Tableau4" style:family="table">
      <style:table-properties style:width="17cm" table:align="margins" style:writing-mode="lr-tb"/>
    </style:style>
    <style:style style:name="Tableau4.A" style:family="table-column">
      <style:table-column-properties style:column-width="4.02cm" style:rel-column-width="15499*"/>
    </style:style>
    <style:style style:name="Tableau4.B" style:family="table-column">
      <style:table-column-properties style:column-width="12.98cm" style:rel-column-width="50036*"/>
    </style:style>
    <style:style style:name="Tableau4.A1" style:family="table-cell">
      <style:table-cell-properties fo:padding="0.097cm" fo:border="none"/>
    </style:style>
    <style:style style:name="Tableau4.B1" style:family="table-cell">
      <style:table-cell-properties fo:padding="0cm" fo:border="none"/>
    </style:style>
    <style:style style:name="Tableau5" style:family="table">
      <style:table-properties style:width="17cm" table:align="margins" style:writing-mode="lr-tb"/>
    </style:style>
    <style:style style:name="Tableau5.A" style:family="table-column">
      <style:table-column-properties style:column-width="17cm" style:rel-column-width="65535*"/>
    </style:style>
    <style:style style:name="Tableau5.A1" style:family="table-cell">
      <style:table-cell-properties fo:padding="0.097cm" fo:border-left="none" fo:border-right="none" fo:border-top="1pt solid #000000" fo:border-bottom="none"/>
    </style:style>
    <style:style style:name="Tableau6" style:family="table">
      <style:table-properties style:width="17cm" table:align="margins" style:writing-mode="lr-tb"/>
    </style:style>
    <style:style style:name="Tableau6.A" style:family="table-column">
      <style:table-column-properties style:column-width="4.02cm" style:rel-column-width="15499*"/>
    </style:style>
    <style:style style:name="Tableau6.B" style:family="table-column">
      <style:table-column-properties style:column-width="12.98cm" style:rel-column-width="50036*"/>
    </style:style>
    <style:style style:name="Tableau6.A1" style:family="table-cell">
      <style:table-cell-properties fo:padding="0.097cm" fo:border="none"/>
    </style:style>
    <style:style style:name="Tableau6.B1" style:family="table-cell">
      <style:table-cell-properties fo:padding="0cm" fo:border="none"/>
    </style:style>
    <style:style style:name="Tableau7" style:family="table">
      <style:table-properties style:width="17cm" table:align="margins" style:writing-mode="lr-tb"/>
    </style:style>
    <style:style style:name="Tableau7.A" style:family="table-column">
      <style:table-column-properties style:column-width="17cm" style:rel-column-width="65535*"/>
    </style:style>
    <style:style style:name="Tableau7.A1" style:family="table-cell">
      <style:table-cell-properties fo:padding="0.097cm" fo:border-left="none" fo:border-right="none" fo:border-top="1pt solid #000000" fo:border-bottom="none"/>
    </style:style>
    <style:style style:name="Tableau8" style:family="table">
      <style:table-properties style:width="17cm" table:align="margins" style:writing-mode="lr-tb"/>
    </style:style>
    <style:style style:name="Tableau8.A" style:family="table-column">
      <style:table-column-properties style:column-width="4.02cm" style:rel-column-width="15499*"/>
    </style:style>
    <style:style style:name="Tableau8.B" style:family="table-column">
      <style:table-column-properties style:column-width="12.98cm" style:rel-column-width="50036*"/>
    </style:style>
    <style:style style:name="Tableau8.A1" style:family="table-cell">
      <style:table-cell-properties fo:padding="0.097cm" fo:border="none"/>
    </style:style>
    <style:style style:name="Tableau8.B1" style:family="table-cell">
      <style:table-cell-properties fo:padding="0cm" fo:border="none"/>
    </style:style>
    <style:style style:name="Tableau9" style:family="table">
      <style:table-properties style:width="17cm" table:align="margins" style:writing-mode="lr-tb"/>
    </style:style>
    <style:style style:name="Tableau9.A" style:family="table-column">
      <style:table-column-properties style:column-width="17cm" style:rel-column-width="65535*"/>
    </style:style>
    <style:style style:name="Tableau9.A1" style:family="table-cell">
      <style:table-cell-properties fo:padding="0.097cm" fo:border-left="none" fo:border-right="none" fo:border-top="1pt solid #000000" fo:border-bottom="none"/>
    </style:style>
    <style:style style:name="Tableau10" style:family="table">
      <style:table-properties style:width="17cm" table:align="margins" style:writing-mode="lr-tb"/>
    </style:style>
    <style:style style:name="Tableau10.A" style:family="table-column">
      <style:table-column-properties style:column-width="4.02cm" style:rel-column-width="15499*"/>
    </style:style>
    <style:style style:name="Tableau10.B" style:family="table-column">
      <style:table-column-properties style:column-width="12.98cm" style:rel-column-width="50036*"/>
    </style:style>
    <style:style style:name="Tableau10.A1" style:family="table-cell">
      <style:table-cell-properties fo:padding="0.097cm" fo:border="none"/>
    </style:style>
    <style:style style:name="Tableau10.B1" style:family="table-cell">
      <style:table-cell-properties fo:padding="0cm" fo:border="none"/>
    </style:style>
    <style:style style:name="Tableau11" style:family="table">
      <style:table-properties style:width="17cm" table:align="margins" style:writing-mode="lr-tb"/>
    </style:style>
    <style:style style:name="Tableau11.A" style:family="table-column">
      <style:table-column-properties style:column-width="17cm" style:rel-column-width="65535*"/>
    </style:style>
    <style:style style:name="Tableau11.A1" style:family="table-cell">
      <style:table-cell-properties fo:padding="0.097cm" fo:border-left="none" fo:border-right="none" fo:border-top="1pt solid #000000" fo:border-bottom="none"/>
    </style:style>
    <style:style style:name="Tableau12" style:family="table">
      <style:table-properties style:width="17cm" table:align="margins" style:writing-mode="lr-tb"/>
    </style:style>
    <style:style style:name="Tableau12.A" style:family="table-column">
      <style:table-column-properties style:column-width="4.02cm" style:rel-column-width="15499*"/>
    </style:style>
    <style:style style:name="Tableau12.B" style:family="table-column">
      <style:table-column-properties style:column-width="12.98cm" style:rel-column-width="50036*"/>
    </style:style>
    <style:style style:name="Tableau12.A1" style:family="table-cell">
      <style:table-cell-properties fo:padding="0.097cm" fo:border="none"/>
    </style:style>
    <style:style style:name="Tableau12.B1" style:family="table-cell">
      <style:table-cell-properties fo:padding="0cm" fo:border="none"/>
    </style:style>
    <style:style style:name="Tableau15" style:family="table">
      <style:table-properties style:width="17cm" table:align="margins" style:writing-mode="lr-tb"/>
    </style:style>
    <style:style style:name="Tableau15.A" style:family="table-column">
      <style:table-column-properties style:column-width="17cm" style:rel-column-width="65535*"/>
    </style:style>
    <style:style style:name="Tableau15.A1" style:family="table-cell">
      <style:table-cell-properties fo:padding="0.097cm" fo:border-left="none" fo:border-right="none" fo:border-top="1pt solid #000000" fo:border-bottom="none"/>
    </style:style>
    <style:style style:name="Tableau16" style:family="table">
      <style:table-properties style:width="17cm" table:align="margins" style:writing-mode="lr-tb"/>
    </style:style>
    <style:style style:name="Tableau16.A" style:family="table-column">
      <style:table-column-properties style:column-width="4.02cm" style:rel-column-width="15499*"/>
    </style:style>
    <style:style style:name="Tableau16.B" style:family="table-column">
      <style:table-column-properties style:column-width="12.98cm" style:rel-column-width="50036*"/>
    </style:style>
    <style:style style:name="Tableau16.A1" style:family="table-cell">
      <style:table-cell-properties fo:padding="0.097cm" fo:border="none"/>
    </style:style>
    <style:style style:name="Tableau16.B1" style:family="table-cell">
      <style:table-cell-properties fo:padding="0cm" fo:border="none"/>
    </style:style>
    <style:style style:name="Tableau17" style:family="table">
      <style:table-properties style:width="17cm" fo:break-before="page" table:align="margins" style:writing-mode="lr-tb"/>
    </style:style>
    <style:style style:name="Tableau17.A" style:family="table-column">
      <style:table-column-properties style:column-width="17cm" style:rel-column-width="65535*"/>
    </style:style>
    <style:style style:name="Tableau17.A1" style:family="table-cell">
      <style:table-cell-properties fo:padding="0.097cm" fo:border-left="none" fo:border-right="none" fo:border-top="1pt solid #000000" fo:border-bottom="none"/>
    </style:style>
    <style:style style:name="Tableau18" style:family="table">
      <style:table-properties style:width="17cm" table:align="margins" style:writing-mode="lr-tb"/>
    </style:style>
    <style:style style:name="Tableau18.A" style:family="table-column">
      <style:table-column-properties style:column-width="4.02cm" style:rel-column-width="15499*"/>
    </style:style>
    <style:style style:name="Tableau18.B" style:family="table-column">
      <style:table-column-properties style:column-width="12.98cm" style:rel-column-width="50036*"/>
    </style:style>
    <style:style style:name="Tableau18.A1" style:family="table-cell">
      <style:table-cell-properties fo:padding="0.097cm" fo:border="none"/>
    </style:style>
    <style:style style:name="Tableau18.B1" style:family="table-cell">
      <style:table-cell-properties fo:padding="0cm" fo:border="none"/>
    </style:style>
    <style:style style:name="Tableau21" style:family="table">
      <style:table-properties style:width="17cm" table:align="margins" style:writing-mode="lr-tb"/>
    </style:style>
    <style:style style:name="Tableau21.A" style:family="table-column">
      <style:table-column-properties style:column-width="4.02cm" style:rel-column-width="15499*"/>
    </style:style>
    <style:style style:name="Tableau21.B" style:family="table-column">
      <style:table-column-properties style:column-width="12.98cm" style:rel-column-width="50036*"/>
    </style:style>
    <style:style style:name="Tableau21.A1" style:family="table-cell">
      <style:table-cell-properties fo:padding="0.097cm" fo:border-left="none" fo:border-right="none" fo:border-top="1pt solid #000000" fo:border-bottom="none"/>
    </style:style>
    <style:style style:name="Tableau21.B1" style:family="table-cell">
      <style:table-cell-properties fo:padding="0cm" fo:border="none"/>
    </style:style>
    <style:style style:name="Tableau22" style:family="table">
      <style:table-properties style:width="17cm" table:align="margins" style:writing-mode="lr-tb"/>
    </style:style>
    <style:style style:name="Tableau22.A" style:family="table-column">
      <style:table-column-properties style:column-width="4.02cm" style:rel-column-width="15499*"/>
    </style:style>
    <style:style style:name="Tableau22.B" style:family="table-column">
      <style:table-column-properties style:column-width="12.98cm" style:rel-column-width="50036*"/>
    </style:style>
    <style:style style:name="Tableau22.A1" style:family="table-cell">
      <style:table-cell-properties fo:padding="0.097cm" fo:border="none"/>
    </style:style>
    <style:style style:name="Tableau22.B1" style:family="table-cell">
      <style:table-cell-properties fo:padding="0cm" fo:border="none"/>
    </style:style>
    <style:style style:name="Tableau23" style:family="table">
      <style:table-properties style:width="17cm" table:align="margins" style:writing-mode="lr-tb"/>
    </style:style>
    <style:style style:name="Tableau23.A" style:family="table-column">
      <style:table-column-properties style:column-width="17cm" style:rel-column-width="65535*"/>
    </style:style>
    <style:style style:name="Tableau23.A1" style:family="table-cell">
      <style:table-cell-properties fo:padding="0.097cm" fo:border-left="none" fo:border-right="none" fo:border-top="1pt solid #000000" fo:border-bottom="none"/>
    </style:style>
    <style:style style:name="Tableau24" style:family="table">
      <style:table-properties style:width="17cm" table:align="margins" style:writing-mode="lr-tb"/>
    </style:style>
    <style:style style:name="Tableau24.A" style:family="table-column">
      <style:table-column-properties style:column-width="4.02cm" style:rel-column-width="15499*"/>
    </style:style>
    <style:style style:name="Tableau24.B" style:family="table-column">
      <style:table-column-properties style:column-width="12.98cm" style:rel-column-width="50036*"/>
    </style:style>
    <style:style style:name="Tableau24.A1" style:family="table-cell">
      <style:table-cell-properties fo:padding="0.097cm" fo:border="none"/>
    </style:style>
    <style:style style:name="Tableau24.B1" style:family="table-cell">
      <style:table-cell-properties fo:padding="0cm" fo:border="none"/>
    </style:style>
    <style:style style:name="Tableau25" style:family="table">
      <style:table-properties style:width="17cm" table:align="margins" style:writing-mode="lr-tb"/>
    </style:style>
    <style:style style:name="Tableau25.A" style:family="table-column">
      <style:table-column-properties style:column-width="17cm" style:rel-column-width="65535*"/>
    </style:style>
    <style:style style:name="Tableau25.A1" style:family="table-cell">
      <style:table-cell-properties fo:padding="0.097cm" fo:border-left="none" fo:border-right="none" fo:border-top="1pt solid #000000" fo:border-bottom="none"/>
    </style:style>
    <style:style style:name="Tableau27" style:family="table">
      <style:table-properties style:width="17cm" table:align="margins" style:writing-mode="lr-tb"/>
    </style:style>
    <style:style style:name="Tableau27.A" style:family="table-column">
      <style:table-column-properties style:column-width="17cm" style:rel-column-width="65535*"/>
    </style:style>
    <style:style style:name="Tableau27.A1" style:family="table-cell">
      <style:table-cell-properties fo:padding="0.097cm" fo:border-left="none" fo:border-right="none" fo:border-top="1pt solid #000000" fo:border-bottom="none"/>
    </style:style>
    <style:style style:name="Tableau28" style:family="table">
      <style:table-properties style:width="17cm" table:align="margins" style:writing-mode="lr-tb"/>
    </style:style>
    <style:style style:name="Tableau28.A" style:family="table-column">
      <style:table-column-properties style:column-width="4.02cm" style:rel-column-width="15499*"/>
    </style:style>
    <style:style style:name="Tableau28.B" style:family="table-column">
      <style:table-column-properties style:column-width="12.98cm" style:rel-column-width="50036*"/>
    </style:style>
    <style:style style:name="Tableau28.A1" style:family="table-cell">
      <style:table-cell-properties fo:padding="0.097cm" fo:border="none"/>
    </style:style>
    <style:style style:name="Tableau28.B1" style:family="table-cell">
      <style:table-cell-properties fo:padding="0cm" fo:border="none"/>
    </style:style>
    <style:style style:name="Tableau29" style:family="table">
      <style:table-properties style:width="17cm" table:align="margins" style:writing-mode="lr-tb"/>
    </style:style>
    <style:style style:name="Tableau29.A" style:family="table-column">
      <style:table-column-properties style:column-width="17cm" style:rel-column-width="65535*"/>
    </style:style>
    <style:style style:name="Tableau29.A1" style:family="table-cell">
      <style:table-cell-properties fo:padding="0.097cm" fo:border-left="none" fo:border-right="none" fo:border-top="1pt solid #000000" fo:border-bottom="none"/>
    </style:style>
    <style:style style:name="Tableau30" style:family="table">
      <style:table-properties style:width="17cm" table:align="margins" style:writing-mode="lr-tb"/>
    </style:style>
    <style:style style:name="Tableau30.A" style:family="table-column">
      <style:table-column-properties style:column-width="4.02cm" style:rel-column-width="15499*"/>
    </style:style>
    <style:style style:name="Tableau30.B" style:family="table-column">
      <style:table-column-properties style:column-width="12.98cm" style:rel-column-width="50036*"/>
    </style:style>
    <style:style style:name="Tableau30.A1" style:family="table-cell">
      <style:table-cell-properties fo:padding="0.097cm" fo:border="none"/>
    </style:style>
    <style:style style:name="Tableau30.B1" style:family="table-cell">
      <style:table-cell-properties fo:padding="0cm" fo:border="none"/>
    </style:style>
    <style:style style:name="Tableau31" style:family="table">
      <style:table-properties style:width="17cm" table:align="margins" style:writing-mode="lr-tb"/>
    </style:style>
    <style:style style:name="Tableau31.A" style:family="table-column">
      <style:table-column-properties style:column-width="17cm" style:rel-column-width="65535*"/>
    </style:style>
    <style:style style:name="Tableau31.A1" style:family="table-cell">
      <style:table-cell-properties fo:padding="0.097cm" fo:border-left="none" fo:border-right="none" fo:border-top="1pt solid #000000" fo:border-bottom="none"/>
    </style:style>
    <style:style style:name="Tableau32" style:family="table">
      <style:table-properties style:width="17cm" table:align="margins" style:writing-mode="lr-tb"/>
    </style:style>
    <style:style style:name="Tableau32.A" style:family="table-column">
      <style:table-column-properties style:column-width="4.02cm" style:rel-column-width="15499*"/>
    </style:style>
    <style:style style:name="Tableau32.B" style:family="table-column">
      <style:table-column-properties style:column-width="12.98cm" style:rel-column-width="50036*"/>
    </style:style>
    <style:style style:name="Tableau32.A1" style:family="table-cell">
      <style:table-cell-properties fo:padding="0.097cm" fo:border="none"/>
    </style:style>
    <style:style style:name="Tableau32.B1" style:family="table-cell">
      <style:table-cell-properties fo:padding="0cm" fo:border="none"/>
    </style:style>
    <style:style style:name="Tableau33" style:family="table">
      <style:table-properties style:width="17cm" table:align="margins" style:writing-mode="lr-tb"/>
    </style:style>
    <style:style style:name="Tableau33.A" style:family="table-column">
      <style:table-column-properties style:column-width="4.02cm" style:rel-column-width="15499*"/>
    </style:style>
    <style:style style:name="Tableau33.B" style:family="table-column">
      <style:table-column-properties style:column-width="12.98cm" style:rel-column-width="50036*"/>
    </style:style>
    <style:style style:name="Tableau33.A1" style:family="table-cell">
      <style:table-cell-properties fo:padding="0.097cm" fo:border="none"/>
    </style:style>
    <style:style style:name="Tableau33.B1" style:family="table-cell">
      <style:table-cell-properties fo:padding="0cm" fo:border="none"/>
    </style:style>
    <style:style style:name="Tableau34" style:family="table">
      <style:table-properties style:width="17cm" table:align="margins" style:writing-mode="lr-tb"/>
    </style:style>
    <style:style style:name="Tableau34.A" style:family="table-column">
      <style:table-column-properties style:column-width="4.02cm" style:rel-column-width="15499*"/>
    </style:style>
    <style:style style:name="Tableau34.B" style:family="table-column">
      <style:table-column-properties style:column-width="12.98cm" style:rel-column-width="50036*"/>
    </style:style>
    <style:style style:name="Tableau34.A1" style:family="table-cell">
      <style:table-cell-properties fo:padding="0.097cm" fo:border="none"/>
    </style:style>
    <style:style style:name="Tableau34.B1" style:family="table-cell">
      <style:table-cell-properties fo:padding="0cm" fo:border="none"/>
    </style:style>
    <style:style style:name="Tableau35" style:family="table">
      <style:table-properties style:width="17cm" table:align="margins" style:writing-mode="lr-tb"/>
    </style:style>
    <style:style style:name="Tableau35.A" style:family="table-column">
      <style:table-column-properties style:column-width="4.02cm" style:rel-column-width="15499*"/>
    </style:style>
    <style:style style:name="Tableau35.B" style:family="table-column">
      <style:table-column-properties style:column-width="12.98cm" style:rel-column-width="50036*"/>
    </style:style>
    <style:style style:name="Tableau35.A1" style:family="table-cell">
      <style:table-cell-properties fo:padding="0.097cm" fo:border="none"/>
    </style:style>
    <style:style style:name="Tableau35.B1" style:family="table-cell">
      <style:table-cell-properties fo:padding="0cm" fo:border="none"/>
    </style:style>
    <style:style style:name="Tableau3" style:family="table">
      <style:table-properties style:width="17cm" table:align="margins" style:writing-mode="lr-tb"/>
    </style:style>
    <style:style style:name="Tableau3.A" style:family="table-column">
      <style:table-column-properties style:column-width="4.02cm" style:rel-column-width="15499*"/>
    </style:style>
    <style:style style:name="Tableau3.B" style:family="table-column">
      <style:table-column-properties style:column-width="12.98cm" style:rel-column-width="50036*"/>
    </style:style>
    <style:style style:name="Tableau3.A1" style:family="table-cell">
      <style:table-cell-properties fo:padding="0.097cm" fo:border="none"/>
    </style:style>
    <style:style style:name="Tableau3.B1" style:family="table-cell">
      <style:table-cell-properties fo:padding="0cm" fo:border="none"/>
    </style:style>
    <style:style style:name="Tableau36" style:family="table">
      <style:table-properties style:width="17cm" table:align="margins" style:writing-mode="lr-tb"/>
    </style:style>
    <style:style style:name="Tableau36.A" style:family="table-column">
      <style:table-column-properties style:column-width="4.02cm" style:rel-column-width="15499*"/>
    </style:style>
    <style:style style:name="Tableau36.B" style:family="table-column">
      <style:table-column-properties style:column-width="12.98cm" style:rel-column-width="50036*"/>
    </style:style>
    <style:style style:name="Tableau36.A1" style:family="table-cell">
      <style:table-cell-properties fo:padding="0.097cm" fo:border="none"/>
    </style:style>
    <style:style style:name="Tableau36.B1" style:family="table-cell">
      <style:table-cell-properties fo:padding="0cm" fo:border="none"/>
    </style:style>
    <style:style style:name="TableClassement" style:family="table">
      <style:table-properties style:width="16.977cm" fo:margin-left="0.021cm" fo:margin-right="0.002cm" table:align="margins" style:writing-mode="lr-tb"/>
    </style:style>
    <style:style style:name="TableClassement.A" style:family="table-column">
      <style:table-column-properties style:column-width="3.27cm" style:rel-column-width="1854*"/>
    </style:style>
    <style:style style:name="TableClassement.B" style:family="table-column">
      <style:table-column-properties style:column-width="2.305cm" style:rel-column-width="1307*"/>
    </style:style>
    <style:style style:name="TableClassement.C" style:family="table-column">
      <style:table-column-properties style:column-width="2.494cm" style:rel-column-width="1414*"/>
    </style:style>
    <style:style style:name="TableClassement.D" style:family="table-column">
      <style:table-column-properties style:column-width="0.926cm" style:rel-column-width="525*"/>
    </style:style>
    <style:style style:name="TableClassement.E" style:family="table-column">
      <style:table-column-properties style:column-width="1.21cm" style:rel-column-width="686*"/>
    </style:style>
    <style:style style:name="TableClassement.F" style:family="table-column">
      <style:table-column-properties style:column-width="1.152cm" style:rel-column-width="653*"/>
    </style:style>
    <style:style style:name="TableClassement.G" style:family="table-column">
      <style:table-column-properties style:column-width="5.62cm" style:rel-column-width="3186*"/>
    </style:style>
    <style:style style:name="TableClassement.1" style:family="table-row">
      <style:table-row-properties fo:keep-together="always"/>
    </style:style>
    <style:style style:name="TableClassement.A1" style:family="table-cell">
      <style:table-cell-properties style:vertical-align="middle" fo:background-color="#e6e6e6" fo:padding-left="0.123cm" fo:padding-right="0.123cm" fo:padding-top="0cm" fo:padding-bottom="0cm" fo:border-left="0.5pt solid #999999" fo:border-right="none" fo:border-top="0.5pt solid #999999" fo:border-bottom="0.5pt solid #999999" style:writing-mode="lr-tb">
        <style:background-image/>
      </style:table-cell-properties>
    </style:style>
    <style:style style:name="TableClassement.G1" style:family="table-cell">
      <style:table-cell-properties style:vertical-align="middle" fo:background-color="#e6e6e6" fo:padding-left="0.123cm" fo:padding-right="0.123cm" fo:padding-top="0cm" fo:padding-bottom="0cm" fo:border="0.5pt solid #999999" style:writing-mode="lr-tb">
        <style:background-image/>
      </style:table-cell-properties>
    </style:style>
    <style:style style:name="TableClassement.2" style:family="table-row">
      <style:table-row-properties fo:keep-together="auto"/>
    </style:style>
    <style:style style:name="TableClassement.A2"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B2"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C2"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D2"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E2"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F2"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G2" style:family="table-cell">
      <style:table-cell-properties style:vertical-align="top" fo:padding-left="0.123cm" fo:padding-right="0.123cm" fo:padding-top="0cm" fo:padding-bottom="0cm" fo:border-left="0.5pt solid #999999" fo:border-right="0.5pt solid #999999" fo:border-top="none" fo:border-bottom="0.5pt solid #999999" style:writing-mode="lr-tb"/>
    </style:style>
    <style:style style:name="TableClassement.A3"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B3"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C3"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D3"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E3"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F3"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G3" style:family="table-cell">
      <style:table-cell-properties style:vertical-align="top" fo:padding-left="0.123cm" fo:padding-right="0.123cm" fo:padding-top="0cm" fo:padding-bottom="0cm" fo:border-left="0.5pt solid #999999" fo:border-right="0.5pt solid #999999" fo:border-top="none" fo:border-bottom="0.5pt solid #999999" style:writing-mode="lr-tb"/>
    </style:style>
    <style:style style:name="TableClassement.A4"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B4"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C4"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D4"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E4"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F4"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G4" style:family="table-cell">
      <style:table-cell-properties style:vertical-align="top" fo:padding-left="0.123cm" fo:padding-right="0.123cm" fo:padding-top="0cm" fo:padding-bottom="0cm" fo:border-left="0.5pt solid #999999" fo:border-right="0.5pt solid #999999" fo:border-top="none" fo:border-bottom="0.5pt solid #999999" style:writing-mode="lr-tb"/>
    </style:style>
    <style:style style:name="TableClassement.A5"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B5"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C5"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D5"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E5"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F5"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G5" style:family="table-cell">
      <style:table-cell-properties style:vertical-align="top" fo:padding-left="0.123cm" fo:padding-right="0.123cm" fo:padding-top="0cm" fo:padding-bottom="0cm" fo:border-left="0.5pt solid #999999" fo:border-right="0.5pt solid #999999" fo:border-top="none" fo:border-bottom="0.5pt solid #999999" style:writing-mode="lr-tb"/>
    </style:style>
    <style:style style:name="TableClassement.A6"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B6"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C6"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D6"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E6"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F6"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G6" style:family="table-cell">
      <style:table-cell-properties style:vertical-align="top" fo:padding-left="0.123cm" fo:padding-right="0.123cm" fo:padding-top="0cm" fo:padding-bottom="0cm" fo:border-left="0.5pt solid #999999" fo:border-right="0.5pt solid #999999" fo:border-top="none" fo:border-bottom="0.5pt solid #999999" style:writing-mode="lr-tb"/>
    </style:style>
    <style:style style:name="TableClassement.A7"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B7"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C7"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D7"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E7"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F7"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G7" style:family="table-cell">
      <style:table-cell-properties style:vertical-align="top" fo:padding-left="0.123cm" fo:padding-right="0.123cm" fo:padding-top="0cm" fo:padding-bottom="0cm" fo:border-left="0.5pt solid #999999" fo:border-right="0.5pt solid #999999" fo:border-top="none" fo:border-bottom="0.5pt solid #999999" style:writing-mode="lr-tb"/>
    </style:style>
    <style:style style:name="TableClassement.A8"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B8"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C8"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D8"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E8"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F8"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G8" style:family="table-cell">
      <style:table-cell-properties style:vertical-align="top" fo:padding-left="0.123cm" fo:padding-right="0.123cm" fo:padding-top="0cm" fo:padding-bottom="0cm" fo:border-left="0.5pt solid #999999" fo:border-right="0.5pt solid #999999" fo:border-top="none" fo:border-bottom="0.5pt solid #999999" style:writing-mode="lr-tb"/>
    </style:style>
    <style:style style:name="TableClassement.A9"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B9"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C9"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D9"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E9"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F9"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G9" style:family="table-cell">
      <style:table-cell-properties style:vertical-align="top" fo:padding-left="0.123cm" fo:padding-right="0.123cm" fo:padding-top="0cm" fo:padding-bottom="0cm" fo:border-left="0.5pt solid #999999" fo:border-right="0.5pt solid #999999" fo:border-top="none" fo:border-bottom="0.5pt solid #999999" style:writing-mode="lr-tb"/>
    </style:style>
    <style:style style:name="Tableau37" style:family="table">
      <style:table-properties style:width="17cm" table:align="margins" style:writing-mode="lr-tb"/>
    </style:style>
    <style:style style:name="Tableau37.A" style:family="table-column">
      <style:table-column-properties style:column-width="4.02cm" style:rel-column-width="15499*"/>
    </style:style>
    <style:style style:name="Tableau37.B" style:family="table-column">
      <style:table-column-properties style:column-width="12.98cm" style:rel-column-width="50036*"/>
    </style:style>
    <style:style style:name="Tableau37.A1" style:family="table-cell">
      <style:table-cell-properties fo:padding="0.097cm" fo:border="none"/>
    </style:style>
    <style:style style:name="Tableau37.B1" style:family="table-cell">
      <style:table-cell-properties fo:padding="0cm" fo:border="none"/>
    </style:style>
    <style:style style:name="Tableau38" style:family="table">
      <style:table-properties style:width="17cm" table:align="margins" style:writing-mode="lr-tb"/>
    </style:style>
    <style:style style:name="Tableau38.A" style:family="table-column">
      <style:table-column-properties style:column-width="4.02cm" style:rel-column-width="15499*"/>
    </style:style>
    <style:style style:name="Tableau38.B" style:family="table-column">
      <style:table-column-properties style:column-width="12.98cm" style:rel-column-width="50036*"/>
    </style:style>
    <style:style style:name="Tableau38.A1" style:family="table-cell">
      <style:table-cell-properties fo:padding="0.097cm" fo:border="none"/>
    </style:style>
    <style:style style:name="Tableau38.B1" style:family="table-cell">
      <style:table-cell-properties fo:padding="0cm" fo:border="none"/>
    </style:style>
    <style:style style:name="Tableau40" style:family="table">
      <style:table-properties style:width="17cm" table:align="margins" style:writing-mode="lr-tb"/>
    </style:style>
    <style:style style:name="Tableau40.A" style:family="table-column">
      <style:table-column-properties style:column-width="17cm" style:rel-column-width="65535*"/>
    </style:style>
    <style:style style:name="Tableau40.A1" style:family="table-cell">
      <style:table-cell-properties fo:padding="0.097cm" fo:border-left="none" fo:border-right="none" fo:border-top="1pt solid #000000" fo:border-bottom="none"/>
    </style:style>
    <style:style style:name="Tableau41" style:family="table">
      <style:table-properties style:width="17cm" table:align="margins" style:writing-mode="lr-tb"/>
    </style:style>
    <style:style style:name="Tableau41.A" style:family="table-column">
      <style:table-column-properties style:column-width="4.02cm" style:rel-column-width="15499*"/>
    </style:style>
    <style:style style:name="Tableau41.B" style:family="table-column">
      <style:table-column-properties style:column-width="12.98cm" style:rel-column-width="50036*"/>
    </style:style>
    <style:style style:name="Tableau41.A1" style:family="table-cell">
      <style:table-cell-properties fo:padding="0.097cm" fo:border="none"/>
    </style:style>
    <style:style style:name="Tableau41.B1" style:family="table-cell">
      <style:table-cell-properties fo:padding="0cm" fo:border="none"/>
    </style:style>
    <style:style style:name="Tableau42" style:family="table">
      <style:table-properties style:width="17cm" table:align="margins" style:writing-mode="lr-tb"/>
    </style:style>
    <style:style style:name="Tableau42.A" style:family="table-column">
      <style:table-column-properties style:column-width="4.02cm" style:rel-column-width="15499*"/>
    </style:style>
    <style:style style:name="Tableau42.B" style:family="table-column">
      <style:table-column-properties style:column-width="12.98cm" style:rel-column-width="50036*"/>
    </style:style>
    <style:style style:name="Tableau42.A1" style:family="table-cell">
      <style:table-cell-properties fo:padding="0.097cm" fo:border="none"/>
    </style:style>
    <style:style style:name="Tableau42.B1" style:family="table-cell">
      <style:table-cell-properties fo:padding="0cm" fo:border="none"/>
    </style:style>
    <style:style style:name="TablePage" style:family="table">
      <style:table-properties style:width="17cm" fo:margin-left="0cm" fo:margin-right="0cm" table:align="margins" style:writing-mode="lr-tb"/>
    </style:style>
    <style:style style:name="TablePage.A" style:family="table-column">
      <style:table-column-properties style:column-width="2.609cm" style:rel-column-width="1479*"/>
    </style:style>
    <style:style style:name="TablePage.B" style:family="table-column">
      <style:table-column-properties style:column-width="1.588cm" style:rel-column-width="900*"/>
    </style:style>
    <style:style style:name="TablePage.C" style:family="table-column">
      <style:table-column-properties style:column-width="1.829cm" style:rel-column-width="1037*"/>
    </style:style>
    <style:style style:name="TablePage.1" style:family="table-row">
      <style:table-row-properties fo:keep-together="auto"/>
    </style:style>
    <style:style style:name="TablePage.A1" style:family="table-cell">
      <style:table-cell-properties style:vertical-align="middle" fo:background-color="#e6e6e6" fo:padding-left="0.123cm" fo:padding-right="0.123cm" fo:padding-top="0cm" fo:padding-bottom="0cm" fo:border-left="0.5pt solid #999999" fo:border-right="none" fo:border-top="0.5pt solid #999999" fo:border-bottom="0.5pt solid #999999" style:writing-mode="lr-tb">
        <style:background-image/>
      </style:table-cell-properties>
    </style:style>
    <style:style style:name="TablePage.C1" style:family="table-cell">
      <style:table-cell-properties style:vertical-align="middle" fo:background-color="#e6e6e6" fo:padding-left="0.123cm" fo:padding-right="0.123cm" fo:padding-top="0cm" fo:padding-bottom="0cm" fo:border="0.5pt solid #999999" style:writing-mode="lr-tb">
        <style:background-image/>
      </style:table-cell-properties>
    </style:style>
    <style:style style:name="TablePage.A2" style:family="table-cell">
      <style:table-cell-properties style:vertical-align="middle" fo:background-color="#e6e6e6" fo:padding-left="0.123cm" fo:padding-right="0.123cm" fo:padding-top="0cm" fo:padding-bottom="0cm" fo:border-left="0.5pt solid #999999" fo:border-right="none" fo:border-top="none" fo:border-bottom="0.5pt solid #999999" style:writing-mode="lr-tb">
        <style:background-image/>
      </style:table-cell-properties>
    </style:style>
    <style:style style:name="TablePage.I2" style:family="table-cell">
      <style:table-cell-properties style:vertical-align="middle" fo:background-color="#e6e6e6" fo:padding-left="0.123cm" fo:padding-right="0.123cm" fo:padding-top="0cm" fo:padding-bottom="0cm" fo:border-left="0.5pt solid #999999" fo:border-right="0.5pt solid #999999" fo:border-top="none" fo:border-bottom="0.5pt solid #999999" style:writing-mode="lr-tb">
        <style:background-image/>
      </style:table-cell-properties>
    </style:style>
    <style:style style:name="TablePage.A3"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Page.B3"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Page.C3" style:family="table-cell">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D3" style:family="table-cell">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E3" style:family="table-cell">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F3" style:family="table-cell">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G3" style:family="table-cell">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H3" style:family="table-cell">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I3" style:family="table-cell">
      <style:table-cell-properties style:vertical-align="middle" fo:padding-left="0.123cm" fo:padding-right="0.123cm" fo:padding-top="0cm" fo:padding-bottom="0cm" fo:border-left="0.5pt solid #999999" fo:border-right="0.5pt solid #999999" fo:border-top="none" fo:border-bottom="0.5pt solid #999999" style:writing-mode="lr-tb"/>
    </style:style>
    <style:style style:name="TablePage.A4"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Page.B4"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Page.C4" style:family="table-cell">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D4" style:family="table-cell">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E4" style:family="table-cell">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F4" style:family="table-cell">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G4" style:family="table-cell">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H4" style:family="table-cell">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I4" style:family="table-cell">
      <style:table-cell-properties style:vertical-align="middle" fo:padding-left="0.123cm" fo:padding-right="0.123cm" fo:padding-top="0cm" fo:padding-bottom="0cm" fo:border-left="0.5pt solid #999999" fo:border-right="0.5pt solid #999999" fo:border-top="none" fo:border-bottom="0.5pt solid #999999" style:writing-mode="lr-tb"/>
    </style:style>
    <style:style style:name="TablePage.A5"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Page.B5"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Page.C5" style:family="table-cell">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D5" style:family="table-cell" style:data-style-name="N0">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E5" style:family="table-cell" style:data-style-name="N0">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F5" style:family="table-cell">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G5" style:family="table-cell">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H5" style:family="table-cell">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I5" style:family="table-cell">
      <style:table-cell-properties style:vertical-align="middle" fo:padding-left="0.123cm" fo:padding-right="0.123cm" fo:padding-top="0cm" fo:padding-bottom="0cm" fo:border-left="0.5pt solid #999999" fo:border-right="0.5pt solid #999999" fo:border-top="none" fo:border-bottom="0.5pt solid #999999" style:writing-mode="lr-tb"/>
    </style:style>
    <style:style style:name="TablePage.A6"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Page.B6"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Page.C6" style:family="table-cell">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D6" style:family="table-cell" style:data-style-name="N0">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E6" style:family="table-cell" style:data-style-name="N0">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F6" style:family="table-cell">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G6" style:family="table-cell">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H6" style:family="table-cell">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I6" style:family="table-cell">
      <style:table-cell-properties style:vertical-align="middle" fo:padding-left="0.123cm" fo:padding-right="0.123cm" fo:padding-top="0cm" fo:padding-bottom="0cm" fo:border-left="0.5pt solid #999999" fo:border-right="0.5pt solid #999999" fo:border-top="none" fo:border-bottom="0.5pt solid #999999" style:writing-mode="lr-tb"/>
    </style:style>
    <style:style style:name="TablePage.A7"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Page.B7"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Page.C7" style:family="table-cell">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D7" style:family="table-cell" style:data-style-name="N0">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E7" style:family="table-cell" style:data-style-name="N0">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F7" style:family="table-cell">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G7" style:family="table-cell">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H7" style:family="table-cell">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I7" style:family="table-cell">
      <style:table-cell-properties style:vertical-align="middle" fo:padding-left="0.123cm" fo:padding-right="0.123cm" fo:padding-top="0cm" fo:padding-bottom="0cm" fo:border-left="0.5pt solid #999999" fo:border-right="0.5pt solid #999999" fo:border-top="none" fo:border-bottom="0.5pt solid #999999" style:writing-mode="lr-tb"/>
    </style:style>
    <style:style style:name="TablePage.A8"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Page.B8"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Page.C8" style:family="table-cell">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D8" style:family="table-cell" style:data-style-name="N0">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E8" style:family="table-cell" style:data-style-name="N0">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F8" style:family="table-cell">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G8" style:family="table-cell">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H8" style:family="table-cell">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I8" style:family="table-cell">
      <style:table-cell-properties style:vertical-align="middle" fo:padding-left="0.123cm" fo:padding-right="0.123cm" fo:padding-top="0cm" fo:padding-bottom="0cm" fo:border-left="0.5pt solid #999999" fo:border-right="0.5pt solid #999999" fo:border-top="none" fo:border-bottom="0.5pt solid #999999" style:writing-mode="lr-tb"/>
    </style:style>
    <style:style style:name="Tableau13" style:family="table">
      <style:table-properties style:width="17cm" table:align="margins" style:writing-mode="lr-tb"/>
    </style:style>
    <style:style style:name="Tableau13.A" style:family="table-column">
      <style:table-column-properties style:column-width="17cm" style:rel-column-width="65535*"/>
    </style:style>
    <style:style style:name="Tableau13.A1" style:family="table-cell">
      <style:table-cell-properties fo:padding="0.097cm" fo:border-left="none" fo:border-right="none" fo:border-top="1pt solid #000000" fo:border-bottom="none"/>
    </style:style>
    <style:style style:name="Tableau14" style:family="table">
      <style:table-properties style:width="17cm" table:align="margins" style:writing-mode="lr-tb"/>
    </style:style>
    <style:style style:name="Tableau14.A" style:family="table-column">
      <style:table-column-properties style:column-width="4.02cm" style:rel-column-width="15499*"/>
    </style:style>
    <style:style style:name="Tableau14.B" style:family="table-column">
      <style:table-column-properties style:column-width="12.98cm" style:rel-column-width="50036*"/>
    </style:style>
    <style:style style:name="Tableau14.A1" style:family="table-cell">
      <style:table-cell-properties fo:padding="0.097cm" fo:border="none"/>
    </style:style>
    <style:style style:name="Tableau14.B1" style:family="table-cell">
      <style:table-cell-properties fo:padding="0cm" fo:border="none"/>
    </style:style>
    <style:style style:name="Tableau39" style:family="table">
      <style:table-properties style:width="17cm" table:align="margins" style:writing-mode="lr-tb"/>
    </style:style>
    <style:style style:name="Tableau39.A" style:family="table-column">
      <style:table-column-properties style:column-width="4.02cm" style:rel-column-width="15499*"/>
    </style:style>
    <style:style style:name="Tableau39.B" style:family="table-column">
      <style:table-column-properties style:column-width="12.98cm" style:rel-column-width="50036*"/>
    </style:style>
    <style:style style:name="Tableau39.A1" style:family="table-cell">
      <style:table-cell-properties fo:padding="0.097cm" fo:border="none"/>
    </style:style>
    <style:style style:name="Tableau39.B1" style:family="table-cell">
      <style:table-cell-properties fo:padding="0cm" fo:border="none"/>
    </style:style>
    <style:style style:name="Tableau43" style:family="table">
      <style:table-properties style:width="17cm" table:align="margins" style:writing-mode="lr-tb"/>
    </style:style>
    <style:style style:name="Tableau43.A" style:family="table-column">
      <style:table-column-properties style:column-width="4.02cm" style:rel-column-width="15499*"/>
    </style:style>
    <style:style style:name="Tableau43.B" style:family="table-column">
      <style:table-column-properties style:column-width="12.98cm" style:rel-column-width="50036*"/>
    </style:style>
    <style:style style:name="Tableau43.A1" style:family="table-cell">
      <style:table-cell-properties fo:padding="0.097cm" fo:border="none"/>
    </style:style>
    <style:style style:name="Tableau43.B1" style:family="table-cell">
      <style:table-cell-properties fo:padding="0cm" fo:border="none"/>
    </style:style>
    <style:style style:name="Tableau44" style:family="table">
      <style:table-properties style:width="17cm" table:align="margins" style:writing-mode="lr-tb"/>
    </style:style>
    <style:style style:name="Tableau44.A" style:family="table-column">
      <style:table-column-properties style:column-width="4.02cm" style:rel-column-width="15499*"/>
    </style:style>
    <style:style style:name="Tableau44.B" style:family="table-column">
      <style:table-column-properties style:column-width="12.98cm" style:rel-column-width="50036*"/>
    </style:style>
    <style:style style:name="Tableau44.A1" style:family="table-cell">
      <style:table-cell-properties fo:padding="0.097cm" fo:border="none"/>
    </style:style>
    <style:style style:name="Tableau44.B1" style:family="table-cell">
      <style:table-cell-properties fo:padding="0cm" fo:border="none"/>
    </style:style>
    <style:style style:name="Tableau19" style:family="table">
      <style:table-properties style:width="17cm" table:align="margins" style:writing-mode="lr-tb"/>
    </style:style>
    <style:style style:name="Tableau19.A" style:family="table-column">
      <style:table-column-properties style:column-width="4.02cm" style:rel-column-width="15499*"/>
    </style:style>
    <style:style style:name="Tableau19.B" style:family="table-column">
      <style:table-column-properties style:column-width="12.98cm" style:rel-column-width="50036*"/>
    </style:style>
    <style:style style:name="Tableau19.A1" style:family="table-cell">
      <style:table-cell-properties fo:padding="0.097cm" fo:border="none"/>
    </style:style>
    <style:style style:name="Tableau19.B1" style:family="table-cell">
      <style:table-cell-properties fo:padding="0cm" fo:border="none"/>
    </style:style>
    <style:style style:name="Tableau20" style:family="table">
      <style:table-properties style:width="17cm" table:align="margins" style:writing-mode="lr-tb"/>
    </style:style>
    <style:style style:name="Tableau20.A" style:family="table-column">
      <style:table-column-properties style:column-width="4.02cm" style:rel-column-width="15499*"/>
    </style:style>
    <style:style style:name="Tableau20.B" style:family="table-column">
      <style:table-column-properties style:column-width="12.98cm" style:rel-column-width="50036*"/>
    </style:style>
    <style:style style:name="Tableau20.A1" style:family="table-cell">
      <style:table-cell-properties fo:padding="0.097cm" fo:border="none"/>
    </style:style>
    <style:style style:name="Tableau20.B1" style:family="table-cell">
      <style:table-cell-properties fo:padding="0cm" fo:border="none"/>
    </style:style>
    <style:style style:name="Tableau26" style:family="table">
      <style:table-properties style:width="17cm" table:align="margins" style:writing-mode="lr-tb"/>
    </style:style>
    <style:style style:name="Tableau26.A" style:family="table-column">
      <style:table-column-properties style:column-width="4.02cm" style:rel-column-width="15499*"/>
    </style:style>
    <style:style style:name="Tableau26.B" style:family="table-column">
      <style:table-column-properties style:column-width="12.98cm" style:rel-column-width="50036*"/>
    </style:style>
    <style:style style:name="Tableau26.A1" style:family="table-cell">
      <style:table-cell-properties fo:padding="0.097cm" fo:border="none"/>
    </style:style>
    <style:style style:name="Tableau26.B1" style:family="table-cell">
      <style:table-cell-properties fo:padding="0cm" fo:border="none"/>
    </style:style>
    <style:style style:name="Tableau45" style:family="table">
      <style:table-properties style:width="17cm" table:align="margins" style:writing-mode="lr-tb"/>
    </style:style>
    <style:style style:name="Tableau45.A" style:family="table-column">
      <style:table-column-properties style:column-width="4.02cm" style:rel-column-width="15499*"/>
    </style:style>
    <style:style style:name="Tableau45.B" style:family="table-column">
      <style:table-column-properties style:column-width="12.98cm" style:rel-column-width="50036*"/>
    </style:style>
    <style:style style:name="Tableau45.A1" style:family="table-cell">
      <style:table-cell-properties fo:padding="0.097cm" fo:border="none"/>
    </style:style>
    <style:style style:name="Tableau45.B1" style:family="table-cell">
      <style:table-cell-properties fo:padding="0cm" fo:border="none"/>
    </style:style>
    <style:style style:name="Tableau46" style:family="table">
      <style:table-properties style:width="17cm" table:align="margins" style:writing-mode="lr-tb"/>
    </style:style>
    <style:style style:name="Tableau46.A" style:family="table-column">
      <style:table-column-properties style:column-width="4.02cm" style:rel-column-width="15499*"/>
    </style:style>
    <style:style style:name="Tableau46.B" style:family="table-column">
      <style:table-column-properties style:column-width="12.98cm" style:rel-column-width="50036*"/>
    </style:style>
    <style:style style:name="Tableau46.A1" style:family="table-cell">
      <style:table-cell-properties fo:padding="0.097cm" fo:border-left="none" fo:border-right="none" fo:border-top="1pt solid #000000" fo:border-bottom="none"/>
    </style:style>
    <style:style style:name="Tableau47" style:family="table">
      <style:table-properties style:width="17cm" table:align="margins" style:writing-mode="lr-tb"/>
    </style:style>
    <style:style style:name="Tableau47.A" style:family="table-column">
      <style:table-column-properties style:column-width="4.02cm" style:rel-column-width="15499*"/>
    </style:style>
    <style:style style:name="Tableau47.B" style:family="table-column">
      <style:table-column-properties style:column-width="12.98cm" style:rel-column-width="50036*"/>
    </style:style>
    <style:style style:name="Tableau47.A1" style:family="table-cell">
      <style:table-cell-properties fo:padding="0.097cm" fo:border="none"/>
    </style:style>
    <style:style style:name="Tableau47.B1" style:family="table-cell">
      <style:table-cell-properties fo:padding="0cm" fo:border="none"/>
    </style:style>
    <style:style style:name="Tableau48" style:family="table">
      <style:table-properties style:width="17cm" table:align="margins" style:writing-mode="lr-tb"/>
    </style:style>
    <style:style style:name="Tableau48.A" style:family="table-column">
      <style:table-column-properties style:column-width="4.02cm" style:rel-column-width="15499*"/>
    </style:style>
    <style:style style:name="Tableau48.B" style:family="table-column">
      <style:table-column-properties style:column-width="12.98cm" style:rel-column-width="50036*"/>
    </style:style>
    <style:style style:name="Tableau48.A1" style:family="table-cell">
      <style:table-cell-properties fo:padding="0.097cm" fo:border="none"/>
    </style:style>
    <style:style style:name="Tableau48.B1" style:family="table-cell">
      <style:table-cell-properties fo:padding="0cm" fo:border="none"/>
    </style:style>
    <style:style style:name="P1" style:family="paragraph" style:parent-style-name="Standard">
      <style:text-properties officeooo:paragraph-rsid="00134af6"/>
    </style:style>
    <style:style style:name="P2" style:family="paragraph" style:parent-style-name="Standard">
      <style:text-properties officeooo:paragraph-rsid="00144420"/>
    </style:style>
    <style:style style:name="P3" style:family="paragraph" style:parent-style-name="Standard">
      <style:text-properties officeooo:paragraph-rsid="001519fe"/>
    </style:style>
    <style:style style:name="P4" style:family="paragraph" style:parent-style-name="Standard">
      <style:text-properties officeooo:paragraph-rsid="0016f378"/>
    </style:style>
    <style:style style:name="P5" style:family="paragraph" style:parent-style-name="Heading_20_3">
      <style:text-properties officeooo:rsid="00134af6" officeooo:paragraph-rsid="00134af6"/>
    </style:style>
    <style:style style:name="P6" style:family="paragraph" style:parent-style-name="Heading_20_3">
      <style:text-properties officeooo:rsid="00134af6" officeooo:paragraph-rsid="00144420"/>
    </style:style>
    <style:style style:name="P7" style:family="paragraph" style:parent-style-name="Heading_20_3">
      <style:text-properties officeooo:paragraph-rsid="001519fe"/>
    </style:style>
    <style:style style:name="P8" style:family="paragraph" style:parent-style-name="Heading_20_3">
      <style:text-properties officeooo:rsid="0016f378" officeooo:paragraph-rsid="0016f378"/>
    </style:style>
    <style:style style:name="P9" style:family="paragraph" style:parent-style-name="Texte_20_Fragment">
      <style:text-properties officeooo:paragraph-rsid="00134af6"/>
    </style:style>
    <style:style style:name="P10" style:family="paragraph" style:parent-style-name="Texte_20_Fragment">
      <style:text-properties officeooo:rsid="00134af6" officeooo:paragraph-rsid="00134af6"/>
    </style:style>
    <style:style style:name="P11" style:family="paragraph" style:parent-style-name="Texte_20_Fragment">
      <style:text-properties officeooo:rsid="000c4c89" officeooo:paragraph-rsid="00134af6" fo:background-color="transparent"/>
    </style:style>
    <style:style style:name="P12" style:family="paragraph" style:parent-style-name="Texte_20_Fragment">
      <style:text-properties officeooo:rsid="00134af6" officeooo:paragraph-rsid="00134af6" fo:background-color="transparent"/>
    </style:style>
    <style:style style:name="P13" style:family="paragraph" style:parent-style-name="Texte_20_Fragment">
      <style:text-properties officeooo:rsid="00188633" officeooo:paragraph-rsid="00144420" fo:background-color="transparent"/>
    </style:style>
    <style:style style:name="P14" style:family="paragraph" style:parent-style-name="Texte_20_Fragment">
      <style:text-properties officeooo:rsid="0007d096" officeooo:paragraph-rsid="00134af6" fo:background-color="transparent"/>
    </style:style>
    <style:style style:name="P15" style:family="paragraph" style:parent-style-name="Texte_20_Fragment">
      <style:text-properties officeooo:rsid="000d3c49" officeooo:paragraph-rsid="00134af6" fo:background-color="transparent"/>
    </style:style>
    <style:style style:name="P16" style:family="paragraph" style:parent-style-name="Texte_20_Fragment">
      <style:text-properties officeooo:paragraph-rsid="00144420" fo:background-color="transparent"/>
    </style:style>
    <style:style style:name="P17" style:family="paragraph" style:parent-style-name="Texte_20_Fragment">
      <style:text-properties officeooo:rsid="000a935f" officeooo:paragraph-rsid="00144420" fo:background-color="transparent"/>
    </style:style>
    <style:style style:name="P18" style:family="paragraph" style:parent-style-name="Texte_20_Fragment">
      <style:text-properties officeooo:rsid="000a935f" officeooo:paragraph-rsid="0016f378" fo:background-color="transparent"/>
    </style:style>
    <style:style style:name="P19" style:family="paragraph" style:parent-style-name="Texte_20_Fragment">
      <style:text-properties officeooo:rsid="001542f9" officeooo:paragraph-rsid="00154c97" fo:background-color="transparent"/>
    </style:style>
    <style:style style:name="P20" style:family="paragraph" style:parent-style-name="Texte_20_Fragment">
      <style:text-properties officeooo:paragraph-rsid="001519fe" fo:background-color="transparent"/>
    </style:style>
    <style:style style:name="P21" style:family="paragraph" style:parent-style-name="Texte_20_Fragment">
      <style:text-properties officeooo:paragraph-rsid="00154c97" fo:background-color="transparent"/>
    </style:style>
    <style:style style:name="P22" style:family="paragraph" style:parent-style-name="Texte_20_Fragment">
      <style:text-properties officeooo:rsid="00154c97" officeooo:paragraph-rsid="00154c97" fo:background-color="transparent"/>
    </style:style>
    <style:style style:name="P23" style:family="paragraph" style:parent-style-name="Texte_20_Fragment">
      <style:text-properties officeooo:rsid="000f7618" officeooo:paragraph-rsid="0016f378" fo:background-color="transparent"/>
    </style:style>
    <style:style style:name="P24" style:family="paragraph" style:parent-style-name="Texte_20_Fragment">
      <style:text-properties officeooo:paragraph-rsid="0016f378" fo:background-color="transparent"/>
    </style:style>
    <style:style style:name="P25" style:family="paragraph" style:parent-style-name="Texte_20_Fragment">
      <style:text-properties officeooo:rsid="001bbfdf" officeooo:paragraph-rsid="0016f378" fo:background-color="transparent"/>
    </style:style>
    <style:style style:name="P26" style:family="paragraph" style:parent-style-name="Texte_20_Fragment">
      <style:text-properties officeooo:rsid="00181f1d" officeooo:paragraph-rsid="00181f1d" fo:background-color="transparent"/>
    </style:style>
    <style:style style:name="P27" style:family="paragraph" style:parent-style-name="Texte_20_Fragment">
      <style:text-properties officeooo:rsid="00144420" officeooo:paragraph-rsid="00144420"/>
    </style:style>
    <style:style style:name="P28" style:family="paragraph" style:parent-style-name="Texte_20_Fragment">
      <style:text-properties style:text-underline-style="solid" style:text-underline-width="auto" style:text-underline-color="font-color" officeooo:paragraph-rsid="00144420" fo:background-color="transparent"/>
    </style:style>
    <style:style style:name="P29" style:family="paragraph" style:parent-style-name="Texte_20_Fragment">
      <style:text-properties style:text-underline-style="solid" style:text-underline-width="auto" style:text-underline-color="font-color" officeooo:rsid="000c9a13" officeooo:paragraph-rsid="00144420" fo:background-color="transparent"/>
    </style:style>
    <style:style style:name="P30" style:family="paragraph" style:parent-style-name="Texte_20_Fragment">
      <style:text-properties style:text-underline-style="solid" style:text-underline-width="auto" style:text-underline-color="font-color" officeooo:rsid="0007d096" officeooo:paragraph-rsid="00144420" fo:background-color="transparent"/>
    </style:style>
    <style:style style:name="P31" style:family="paragraph" style:parent-style-name="Texte_20_Fragment">
      <style:text-properties style:font-name="Times New Roman" fo:font-size="11pt" officeooo:rsid="000a935f" officeooo:paragraph-rsid="00144420" fo:background-color="transparent" style:font-size-asian="11pt" style:font-size-complex="11pt"/>
    </style:style>
    <style:style style:name="P32" style:family="paragraph" style:parent-style-name="Texte_20_Fragment">
      <style:text-properties style:font-name="Times New Roman" fo:font-size="11pt" officeooo:paragraph-rsid="00144420" fo:background-color="transparent" style:font-size-asian="11pt" style:font-size-complex="11pt"/>
    </style:style>
    <style:style style:name="P33" style:family="paragraph" style:parent-style-name="Texte_20_Fragment">
      <style:text-properties style:text-underline-style="none" officeooo:rsid="000c9a13" officeooo:paragraph-rsid="00144420" fo:background-color="transparent"/>
    </style:style>
    <style:style style:name="P34" style:family="paragraph" style:parent-style-name="Texte_20_Fragment">
      <style:text-properties officeooo:rsid="001519fe" officeooo:paragraph-rsid="001519fe"/>
    </style:style>
    <style:style style:name="P35" style:family="paragraph" style:parent-style-name="Texte_20_Fragment">
      <style:text-properties officeooo:paragraph-rsid="001519fe"/>
    </style:style>
    <style:style style:name="P36" style:family="paragraph" style:parent-style-name="Texte_20_Fragment">
      <style:text-properties officeooo:rsid="00154c97" officeooo:paragraph-rsid="00154c97"/>
    </style:style>
    <style:style style:name="P37" style:family="paragraph" style:parent-style-name="Texte_20_Fragment">
      <style:text-properties officeooo:paragraph-rsid="0016f378"/>
    </style:style>
    <style:style style:name="P38" style:family="paragraph" style:parent-style-name="Texte_20_Fragment">
      <style:text-properties officeooo:rsid="00181f1d" officeooo:paragraph-rsid="00181f1d"/>
    </style:style>
    <style:style style:name="P39" style:family="paragraph" style:parent-style-name="Texte_20_Fragment">
      <style:paragraph-properties fo:background-color="transparent">
        <style:background-image/>
      </style:paragraph-properties>
      <style:text-properties officeooo:rsid="0007d096" officeooo:paragraph-rsid="00144420" fo:background-color="transparent"/>
    </style:style>
    <style:style style:name="P40" style:family="paragraph" style:parent-style-name="Texte_20_Fragment">
      <style:paragraph-properties fo:background-color="transparent">
        <style:background-image/>
      </style:paragraph-properties>
      <style:text-properties officeooo:rsid="00144420" officeooo:paragraph-rsid="00144420" fo:background-color="transparent"/>
    </style:style>
    <style:style style:name="P41" style:family="paragraph" style:parent-style-name="Texte_20_Fragment">
      <style:paragraph-properties fo:background-color="transparent">
        <style:background-image/>
      </style:paragraph-properties>
      <style:text-properties officeooo:rsid="0015116a" officeooo:paragraph-rsid="00154c97" fo:background-color="transparent"/>
    </style:style>
    <style:style style:name="P42" style:family="paragraph" style:parent-style-name="Texte_20_Fragment">
      <style:paragraph-properties fo:background-color="transparent">
        <style:background-image/>
      </style:paragraph-properties>
      <style:text-properties officeooo:rsid="001519fe" officeooo:paragraph-rsid="00154c97" fo:background-color="transparent"/>
    </style:style>
    <style:style style:name="P43" style:family="paragraph" style:parent-style-name="Heading_20_4">
      <style:text-properties officeooo:paragraph-rsid="00134af6"/>
    </style:style>
    <style:style style:name="P44" style:family="paragraph" style:parent-style-name="Heading_20_4">
      <style:text-properties officeooo:rsid="00134af6" officeooo:paragraph-rsid="00134af6"/>
    </style:style>
    <style:style style:name="P45" style:family="paragraph" style:parent-style-name="Heading_20_4">
      <style:text-properties officeooo:rsid="00144420" officeooo:paragraph-rsid="00144420"/>
    </style:style>
    <style:style style:name="P46" style:family="paragraph" style:parent-style-name="Heading_20_4">
      <style:text-properties officeooo:paragraph-rsid="00144420"/>
    </style:style>
    <style:style style:name="P47" style:family="paragraph" style:parent-style-name="Heading_20_4">
      <style:text-properties officeooo:paragraph-rsid="001519fe"/>
    </style:style>
    <style:style style:name="P48" style:family="paragraph" style:parent-style-name="Heading_20_4">
      <style:text-properties officeooo:rsid="001519fe" officeooo:paragraph-rsid="001519fe"/>
    </style:style>
    <style:style style:name="P49" style:family="paragraph" style:parent-style-name="Heading_20_4">
      <style:text-properties officeooo:paragraph-rsid="00154c97"/>
    </style:style>
    <style:style style:name="P50" style:family="paragraph" style:parent-style-name="Heading_20_4">
      <style:text-properties officeooo:paragraph-rsid="0016f378"/>
    </style:style>
    <style:style style:name="P51" style:family="paragraph" style:parent-style-name="Heading_20_4">
      <style:text-properties officeooo:rsid="0016f378" officeooo:paragraph-rsid="0016f378"/>
    </style:style>
    <style:style style:name="P52" style:family="paragraph" style:parent-style-name="Heading_20_4">
      <style:text-properties officeooo:paragraph-rsid="00181f1d"/>
    </style:style>
    <style:style style:name="P53" style:family="paragraph" style:parent-style-name="Texte_20_tableau">
      <style:text-properties officeooo:paragraph-rsid="00134af6"/>
    </style:style>
    <style:style style:name="P54" style:family="paragraph" style:parent-style-name="Texte_20_tableau">
      <style:text-properties fo:font-size="9pt" style:font-size-asian="9pt" style:font-size-complex="9pt"/>
    </style:style>
    <style:style style:name="P55" style:family="paragraph" style:parent-style-name="Texte_20_tableau">
      <style:text-properties fo:font-size="9pt" fo:background-color="transparent" style:font-size-asian="9pt" style:font-size-complex="9pt"/>
    </style:style>
    <style:style style:name="P56" style:family="paragraph" style:parent-style-name="Texte_20_tableau">
      <style:paragraph-properties fo:text-align="center" style:justify-single-word="false"/>
      <style:text-properties fo:font-size="9pt" officeooo:rsid="000c4c89" officeooo:paragraph-rsid="000c4c89" fo:background-color="transparent" style:font-size-asian="9pt" style:font-size-complex="9pt"/>
    </style:style>
    <style:style style:name="P57" style:family="paragraph" style:parent-style-name="Texte_20_tableau">
      <style:text-properties fo:font-size="9pt" officeooo:rsid="000c4c89" officeooo:paragraph-rsid="000c4c89" fo:background-color="transparent" style:font-size-asian="9pt" style:font-size-complex="9pt"/>
    </style:style>
    <style:style style:name="P58" style:family="paragraph" style:parent-style-name="Texte_20_tableau">
      <style:paragraph-properties fo:text-align="center" style:justify-single-word="false"/>
      <style:text-properties fo:font-size="9pt" fo:background-color="transparent" style:font-size-asian="9pt" style:font-size-complex="9pt"/>
    </style:style>
    <style:style style:name="P59" style:family="paragraph" style:parent-style-name="Texte_20_tableau">
      <style:paragraph-properties fo:text-align="center" style:justify-single-word="false"/>
      <style:text-properties fo:font-size="9pt" officeooo:paragraph-rsid="0007d096" fo:background-color="transparent" style:font-size-asian="9pt" style:font-size-complex="9pt"/>
    </style:style>
    <style:style style:name="P60" style:family="paragraph" style:parent-style-name="Texte_20_tableau">
      <style:text-properties fo:font-size="9pt" officeooo:rsid="0007d096" officeooo:paragraph-rsid="0007d096" fo:background-color="transparent" style:font-size-asian="9pt" style:font-size-complex="9pt"/>
    </style:style>
    <style:style style:name="P61" style:family="paragraph" style:parent-style-name="Texte_20_tableau">
      <style:paragraph-properties fo:text-align="center" style:justify-single-word="false"/>
      <style:text-properties fo:font-size="9pt" officeooo:rsid="0007d096" officeooo:paragraph-rsid="0007d096" fo:background-color="transparent" style:font-size-asian="9pt" style:font-size-complex="9pt"/>
    </style:style>
    <style:style style:name="P62" style:family="paragraph" style:parent-style-name="Texte_20_tableau">
      <style:paragraph-properties fo:text-align="center" style:justify-single-word="false"/>
      <style:text-properties fo:font-size="9pt" officeooo:rsid="001542f9" officeooo:paragraph-rsid="001542f9" fo:background-color="transparent" style:font-size-asian="9pt" style:font-size-complex="9pt"/>
    </style:style>
    <style:style style:name="P63" style:family="paragraph" style:parent-style-name="Texte_20_tableau">
      <style:text-properties fo:font-size="9pt" officeooo:rsid="001542f9" officeooo:paragraph-rsid="001542f9" fo:background-color="transparent" style:font-size-asian="9pt" style:font-size-complex="9pt"/>
    </style:style>
    <style:style style:name="P64" style:family="paragraph" style:parent-style-name="Texte_20_tableau">
      <style:text-properties fo:font-size="9pt" officeooo:rsid="00188633" officeooo:paragraph-rsid="00188633" fo:background-color="transparent" style:font-size-asian="9pt" style:font-size-complex="9pt"/>
    </style:style>
    <style:style style:name="P65" style:family="paragraph" style:parent-style-name="Texte_20_tableau">
      <style:text-properties style:text-line-through-style="solid" fo:font-size="9pt" style:font-size-asian="9pt" style:font-size-complex="9pt"/>
    </style:style>
    <style:style style:name="P66" style:family="paragraph" style:parent-style-name="Texte_20_tableau">
      <style:text-properties fo:color="#000000" style:text-line-through-style="solid" style:font-name="Liberation Serif" fo:font-size="9pt" fo:language="fr" fo:country="FR" fo:font-weight="normal" style:font-name-asian="Times New Roman" style:font-size-asian="9pt" style:font-weight-asian="bold" style:font-name-complex="Times New Roman" style:font-size-complex="9pt" style:language-complex="ar" style:country-complex="SA" style:font-weight-complex="bold"/>
    </style:style>
    <style:style style:name="P67" style:family="paragraph" style:parent-style-name="Texte_20_tableau">
      <style:paragraph-properties fo:text-align="center" style:justify-single-word="false"/>
      <style:text-properties fo:font-size="10pt" officeooo:rsid="0015116a" officeooo:paragraph-rsid="0015116a" style:font-size-asian="10pt" style:font-size-complex="10pt"/>
    </style:style>
    <style:style style:name="P68" style:family="paragraph" style:parent-style-name="Texte_20_tableau">
      <style:paragraph-properties fo:text-align="center" style:justify-single-word="false"/>
      <style:text-properties fo:font-size="10pt" style:font-size-asian="10pt" style:font-size-complex="10pt"/>
    </style:style>
    <style:style style:name="P69" style:family="paragraph" style:parent-style-name="Texte_20_tableau">
      <style:paragraph-properties fo:text-align="center" style:justify-single-word="false"/>
      <style:text-properties fo:font-size="10pt" officeooo:rsid="0015116a" officeooo:paragraph-rsid="0015116a" fo:background-color="transparent" style:font-size-asian="10pt" style:font-size-complex="10pt"/>
    </style:style>
    <style:style style:name="P70" style:family="paragraph" style:parent-style-name="Texte_20_tableau">
      <style:paragraph-properties fo:text-align="center" style:justify-single-word="false"/>
      <style:text-properties fo:font-size="10pt" officeooo:rsid="00188633" officeooo:paragraph-rsid="00188633" fo:background-color="transparent" style:font-size-asian="10pt" style:font-size-complex="10pt"/>
    </style:style>
    <style:style style:name="P71" style:family="paragraph" style:parent-style-name="Texte_20_tableau">
      <style:paragraph-properties fo:text-align="center" style:justify-single-word="false"/>
      <style:text-properties fo:font-size="10pt" fo:background-color="transparent" style:font-size-asian="10pt" style:font-size-complex="10pt"/>
    </style:style>
    <style:style style:name="P72" style:family="paragraph" style:parent-style-name="Texte_20_tableau">
      <style:paragraph-properties fo:text-align="center" style:justify-single-word="false"/>
      <style:text-properties fo:font-size="10pt" officeooo:rsid="000a935f" officeooo:paragraph-rsid="000a935f" fo:background-color="transparent" style:font-size-asian="10pt" style:font-size-complex="10pt"/>
    </style:style>
    <style:style style:name="P73" style:family="paragraph" style:parent-style-name="Texte_20_tableau">
      <style:paragraph-properties fo:text-align="center" style:justify-single-word="false"/>
      <style:text-properties fo:font-size="10pt" officeooo:rsid="000c9a13" officeooo:paragraph-rsid="000c9a13" fo:background-color="transparent" style:font-size-asian="10pt" style:font-size-complex="10pt"/>
    </style:style>
    <style:style style:name="P74" style:family="paragraph" style:parent-style-name="Texte_20_tableau">
      <style:paragraph-properties fo:margin-left="0cm" fo:margin-right="0.131cm" fo:text-align="center" style:justify-single-word="false" fo:text-indent="0cm" style:auto-text-indent="false"/>
      <style:text-properties fo:font-size="10pt" officeooo:rsid="000c9a13" officeooo:paragraph-rsid="000c9a13" fo:background-color="transparent" style:font-size-asian="10pt" style:font-size-complex="10pt"/>
    </style:style>
    <style:style style:name="P75" style:family="paragraph" style:parent-style-name="Texte_20_tableau">
      <style:paragraph-properties fo:margin-left="0cm" fo:margin-right="0.131cm" fo:text-align="center" style:justify-single-word="false" fo:text-indent="0cm" style:auto-text-indent="false"/>
      <style:text-properties fo:font-size="10pt" officeooo:rsid="00188633" officeooo:paragraph-rsid="00188633" fo:background-color="transparent" style:font-size-asian="10pt" style:font-size-complex="10pt"/>
    </style:style>
    <style:style style:name="P76" style:family="paragraph" style:parent-style-name="Heading_20_2">
      <style:text-properties officeooo:paragraph-rsid="00134af6"/>
    </style:style>
    <style:style style:name="P77" style:family="paragraph" style:parent-style-name="En-tête_20_tableau">
      <style:paragraph-properties style:snap-to-layout-grid="false"/>
      <style:text-properties officeooo:paragraph-rsid="001519fe"/>
    </style:style>
    <style:style style:name="P78" style:family="paragraph" style:parent-style-name="En-tête_20_tableau">
      <style:paragraph-properties fo:text-align="center" style:justify-single-word="false"/>
    </style:style>
    <style:style style:name="P79" style:family="paragraph" style:parent-style-name="En-tête_20_tableau">
      <style:paragraph-properties fo:text-align="center" style:justify-single-word="false"/>
      <style:text-properties fo:font-size="8pt" style:font-size-asian="8pt" style:font-size-complex="8pt"/>
    </style:style>
    <style:style style:name="P80" style:family="paragraph" style:parent-style-name="En-tête_20_tableau">
      <style:paragraph-properties fo:text-align="center" style:justify-single-word="false"/>
      <style:text-properties style:font-name="Liberation Serif1" fo:font-size="10pt" officeooo:rsid="0015116a" officeooo:paragraph-rsid="0015116a" style:font-size-asian="10pt" style:font-size-complex="10pt"/>
    </style:style>
    <style:style style:name="P81" style:family="paragraph" style:parent-style-name="En-tête_20_tableau">
      <style:paragraph-properties fo:text-align="center" style:justify-single-word="false"/>
      <style:text-properties style:font-name="Liberation Serif1" fo:font-size="10pt" officeooo:rsid="00188633" officeooo:paragraph-rsid="00188633" style:font-size-asian="10pt" style:font-size-complex="10pt"/>
    </style:style>
    <style:style style:name="P82" style:family="paragraph" style:parent-style-name="En-tête_20_tableau">
      <style:paragraph-properties fo:text-align="center" style:justify-single-word="false"/>
      <style:text-properties style:font-name="Liberation Serif1" fo:font-size="10pt" style:font-size-asian="10pt" style:font-size-complex="10pt"/>
    </style:style>
    <style:style style:name="P83" style:family="paragraph" style:parent-style-name="En-tête_20_tableau">
      <style:paragraph-properties fo:text-align="center" style:justify-single-word="false"/>
      <style:text-properties style:font-name="Liberation Serif1" fo:font-size="10pt" officeooo:rsid="001519fe" officeooo:paragraph-rsid="001519fe" style:font-size-asian="10pt" style:font-size-complex="10pt"/>
    </style:style>
    <style:style style:name="P84" style:family="paragraph" style:parent-style-name="En-tête_20_tableau">
      <style:paragraph-properties fo:margin-left="0cm" fo:margin-right="0cm" fo:text-align="center" style:justify-single-word="false" fo:text-indent="0cm" style:auto-text-indent="false"/>
    </style:style>
    <style:style style:name="P85" style:family="paragraph" style:parent-style-name="Separateur">
      <style:text-properties officeooo:paragraph-rsid="00134af6"/>
    </style:style>
    <style:style style:name="P86" style:family="paragraph" style:parent-style-name="Liste_20_Niveau1_20_MRS">
      <style:text-properties officeooo:rsid="001542f9" officeooo:paragraph-rsid="00154c97"/>
    </style:style>
    <style:style style:name="P87" style:family="paragraph" style:parent-style-name="Liste_20_Niveau1_20_MRS">
      <style:text-properties officeooo:rsid="000a5f0f" officeooo:paragraph-rsid="00134af6"/>
    </style:style>
    <style:style style:name="P88" style:family="paragraph" style:parent-style-name="Liste_20_Niveau1_20_MRS">
      <style:text-properties officeooo:paragraph-rsid="00134af6"/>
    </style:style>
    <style:style style:name="P89" style:family="paragraph" style:parent-style-name="Liste_20_Niveau1_20_MRS">
      <style:text-properties officeooo:rsid="00134af6" officeooo:paragraph-rsid="00134af6"/>
    </style:style>
    <style:style style:name="P90" style:family="paragraph" style:parent-style-name="Liste_20_Niveau1_20_MRS" style:list-style-name="">
      <style:text-properties officeooo:rsid="00134af6" officeooo:paragraph-rsid="00134af6"/>
    </style:style>
    <style:style style:name="P91" style:family="paragraph" style:parent-style-name="Liste_20_Niveau1_20_MRS">
      <style:text-properties officeooo:rsid="00188633" officeooo:paragraph-rsid="00134af6" fo:background-color="transparent"/>
    </style:style>
    <style:style style:name="P92" style:family="paragraph" style:parent-style-name="Liste_20_Niveau1_20_MRS">
      <style:text-properties officeooo:rsid="000d3c49" officeooo:paragraph-rsid="00134af6" fo:background-color="transparent"/>
    </style:style>
    <style:style style:name="P93" style:family="paragraph" style:parent-style-name="Liste_20_Niveau1_20_MRS">
      <style:text-properties officeooo:rsid="001d1b28" officeooo:paragraph-rsid="00144420" fo:background-color="transparent"/>
    </style:style>
    <style:style style:name="P94" style:family="paragraph" style:parent-style-name="Liste_20_Niveau1_20_MRS" style:list-style-name="List_20_1">
      <style:text-properties officeooo:paragraph-rsid="00154c97" fo:background-color="transparent"/>
    </style:style>
    <style:style style:name="P95" style:family="paragraph" style:parent-style-name="Liste_20_Niveau1_20_MRS" style:list-style-name="List_20_1">
      <style:text-properties officeooo:rsid="000a5f0f" officeooo:paragraph-rsid="00154c97" fo:background-color="transparent"/>
    </style:style>
    <style:style style:name="P96" style:family="paragraph" style:parent-style-name="Liste_20_Niveau1_20_MRS" style:list-style-name="">
      <style:text-properties officeooo:rsid="0015116a" officeooo:paragraph-rsid="00154c97" fo:background-color="transparent"/>
    </style:style>
    <style:style style:name="P97" style:family="paragraph" style:parent-style-name="Liste_20_Niveau1_20_MRS" style:list-style-name="">
      <style:text-properties officeooo:rsid="001542f9" officeooo:paragraph-rsid="00154c97" fo:background-color="transparent"/>
    </style:style>
    <style:style style:name="P98" style:family="paragraph" style:parent-style-name="Liste_20_Niveau1_20_MRS" style:list-style-name="">
      <style:text-properties officeooo:rsid="00110bfa" officeooo:paragraph-rsid="0016f378" fo:background-color="transparent"/>
    </style:style>
    <style:style style:name="P99" style:family="paragraph" style:parent-style-name="Liste_20_Niveau1_20_MRS" style:list-style-name="List_20_1">
      <style:text-properties officeooo:rsid="000a935f" officeooo:paragraph-rsid="0016f378" fo:background-color="transparent"/>
    </style:style>
    <style:style style:name="P100" style:family="paragraph" style:parent-style-name="Liste_20_Niveau1_20_MRS">
      <style:text-properties officeooo:rsid="000a935f" officeooo:paragraph-rsid="0016f378" fo:background-color="transparent"/>
    </style:style>
    <style:style style:name="P101" style:family="paragraph" style:parent-style-name="Liste_20_Niveau1_20_MRS" style:list-style-name="List_20_1">
      <style:text-properties officeooo:rsid="00194a88" officeooo:paragraph-rsid="0016f378" fo:background-color="transparent"/>
    </style:style>
    <style:style style:name="P102" style:family="paragraph" style:parent-style-name="Liste_20_Niveau1_20_MRS">
      <style:text-properties officeooo:rsid="000c4c89" officeooo:paragraph-rsid="0016f378" fo:background-color="transparent"/>
    </style:style>
    <style:style style:name="P103" style:family="paragraph" style:parent-style-name="Liste_20_Niveau1_20_MRS">
      <style:text-properties officeooo:rsid="00144420" officeooo:paragraph-rsid="00144420"/>
    </style:style>
    <style:style style:name="P104" style:family="paragraph" style:parent-style-name="Liste_20_Niveau1_20_MRS">
      <style:text-properties style:font-name="Liberation Serif" fo:font-size="11pt" style:text-underline-style="none" officeooo:rsid="001d1b28" officeooo:paragraph-rsid="00144420" fo:background-color="transparent" style:font-size-asian="10pt"/>
    </style:style>
    <style:style style:name="P105" style:family="paragraph" style:parent-style-name="Liste_20_Niveau1_20_MRS">
      <style:text-properties fo:font-size="11pt" fo:language="fr" fo:country="FR" officeooo:rsid="001d1b28" officeooo:paragraph-rsid="00144420" fo:background-color="transparent" style:font-size-asian="11pt" style:language-asian="fr" style:country-asian="FR" style:font-name-complex="Arial3" style:font-size-complex="11pt" style:language-complex="ar" style:country-complex="SA"/>
    </style:style>
    <style:style style:name="T1" style:family="text">
      <style:text-properties officeooo:rsid="00134af6"/>
    </style:style>
    <style:style style:name="T2" style:family="text">
      <style:text-properties officeooo:rsid="001542f9"/>
    </style:style>
    <style:style style:name="T3" style:family="text">
      <style:text-properties officeooo:rsid="0015116a"/>
    </style:style>
    <style:style style:name="T4" style:family="text">
      <style:text-properties officeooo:rsid="00188633"/>
    </style:style>
    <style:style style:name="T5" style:family="text">
      <style:text-properties officeooo:rsid="000c4c89"/>
    </style:style>
    <style:style style:name="T6" style:family="text">
      <style:text-properties officeooo:rsid="00144420"/>
    </style:style>
    <style:style style:name="T7" style:family="text">
      <style:text-properties officeooo:rsid="0016e049"/>
    </style:style>
    <style:style style:name="T8" style:family="text">
      <style:text-properties officeooo:rsid="00194a88"/>
    </style:style>
    <style:style style:name="T9" style:family="text">
      <style:text-properties officeooo:rsid="001d1b28"/>
    </style:style>
    <style:style style:name="T10" style:family="text">
      <style:text-properties officeooo:rsid="000c9a13"/>
    </style:style>
    <style:style style:name="T11" style:family="text">
      <style:text-properties officeooo:rsid="001519fe"/>
    </style:style>
    <style:style style:name="T12" style:family="text">
      <style:text-properties officeooo:rsid="000e55ce"/>
    </style:style>
    <style:style style:name="T13" style:family="text">
      <style:text-properties officeooo:rsid="0007d096"/>
    </style:style>
    <style:style style:name="T14" style:family="text">
      <style:text-properties officeooo:rsid="00154c97"/>
    </style:style>
    <style:style style:name="T15" style:family="text">
      <style:text-properties officeooo:rsid="0016f378"/>
    </style:style>
    <style:style style:name="T16" style:family="text">
      <style:text-properties officeooo:rsid="000a935f"/>
    </style:style>
    <style:style style:name="T17" style:family="text">
      <style:text-properties style:text-underline-style="solid" style:text-underline-width="auto" style:text-underline-color="font-color"/>
    </style:style>
    <style:style style:name="T18" style:family="text">
      <style:text-properties officeooo:rsid="000a5f0f"/>
    </style:style>
    <style:style style:name="T19" style:family="text">
      <style:text-properties officeooo:rsid="00181f1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6" text:outline-level="2"><text:span text:style-name="T1">Revue Qualité ex-domaine 23 (Granulats)</text:span></text:h>
      <table:table table:name="Fragment" table:style-name="Fragment">
        <table:table-column table:style-name="Fragment.A"/>
        <table:table-column table:style-name="Fragment.B"/>
        <table:table-row>
          <table:table-cell table:style-name="Fragment.A1" office:value-type="string">
            <text:h text:style-name="P5" text:outline-level="3">Contexte</text:h>
          </table:table-cell>
          <table:table-cell table:style-name="Fragment.B1" office:value-type="string">
            <text:p text:style-name="P9"/>
          </table:table-cell>
        </table:table-row>
      </table:table>
      <table:table table:name="sous-fragment" table:style-name="sous-fragment">
        <table:table-column table:style-name="sous-fragment.A"/>
        <table:table-column table:style-name="sous-fragment.B"/>
        <table:table-row>
          <table:table-cell table:style-name="sous-fragment.A1" office:value-type="string">
            <text:h text:style-name="P43" text:outline-level="4"><text:span text:style-name="T1">Date</text:span></text:h>
          </table:table-cell>
          <table:table-cell table:style-name="sous-fragment.B1" office:value-type="string">
            <text:p text:style-name="P10">Lundi 27 mai 2019</text:p>
          </table:table-cell>
        </table:table-row>
      </table:table>
      <table:table table:name="Tableau1" table:style-name="Tableau1">
        <table:table-column table:style-name="Tableau1.A"/>
        <table:table-column table:style-name="Tableau1.B"/>
        <table:table-row>
          <table:table-cell table:style-name="Tableau1.A1" office:value-type="string">
            <text:h text:style-name="P43" text:outline-level="4"><text:span text:style-name="T1">Participants</text:span></text:h>
          </table:table-cell>
          <table:table-cell table:style-name="Tableau1.B1" office:value-type="string">
            <text:p text:style-name="P9">Présents :</text:p>
            <text:list xml:id="list1296762219000279300" text:style-name="List_20_1">
              <text:list-item>
                <text:p text:style-name="P88">Sébastien Liandrat <text:span text:style-name="T2">(SL)</text:span></text:p>
              </text:list-item>
              <text:list-item>
                <text:p text:style-name="P87">Loïc Blachère <text:span text:style-name="T2">(LB)</text:span></text:p>
              </text:list-item>
            </text:list>
          </table:table-cell>
        </table:table-row>
      </table:table>
      <table:table table:name="Tableau34" table:style-name="Tableau34">
        <table:table-column table:style-name="Tableau34.A"/>
        <table:table-column table:style-name="Tableau34.B"/>
        <table:table-row>
          <table:table-cell table:style-name="Tableau34.A1" office:value-type="string">
            <text:h text:style-name="P43" text:outline-level="4"><text:span text:style-name="T1">Diffusion</text:span></text:h>
          </table:table-cell>
          <table:table-cell table:style-name="Tableau34.B1" office:value-type="string">
            <text:p text:style-name="P10">Jacques Blache (JB)</text:p>
            <text:p text:style-name="P10">Alexandre Cuer (AC)</text:p>
          </table:table-cell>
        </table:table-row>
      </table:table>
      <table:table table:name="Tableau47" table:style-name="Tableau47">
        <table:table-column table:style-name="Tableau47.A"/>
        <table:table-column table:style-name="Tableau47.B"/>
        <table:table-row>
          <table:table-cell table:style-name="Tableau47.A1" office:value-type="string">
            <text:h text:style-name="P50" text:outline-level="4"><text:span text:style-name="T15">Rédaction</text:span></text:h>
          </table:table-cell>
          <table:table-cell table:style-name="Tableau47.B1" office:value-type="string">
            <text:p text:style-name="P24">Revue Qualité rédigée par S. Liandrat <text:span text:style-name="T18">et Loïc Blachère.</text:span></text:p>
          </table:table-cell>
        </table:table-row>
      </table:table>
      <text:p text:style-name="P4"/>
      <table:table table:name="Tableau2" table:style-name="Tableau2">
        <table:table-column table:style-name="Tableau2.A"/>
        <table:table-row>
          <table:table-cell table:style-name="Tableau2.A1" office:value-type="string">
            <text:h text:style-name="P5" text:outline-level="3">Changement des enjeux externes et internes pertinents pour le laboratoire</text:h>
          </table:table-cell>
        </table:table-row>
      </table:table>
      <table:table table:name="Tableau4" table:style-name="Tableau4">
        <table:table-column table:style-name="Tableau4.A"/>
        <table:table-column table:style-name="Tableau4.B"/>
        <table:table-row>
          <table:table-cell table:style-name="Tableau4.A1" office:value-type="string">
            <text:h text:style-name="P44" text:outline-level="4"><text:span text:style-name="T19">M</text:span>ouvements de personnel</text:h>
          </table:table-cell>
          <table:table-cell table:style-name="Tableau4.B1" office:value-type="string">
            <text:p text:style-name="P11">Départ de Martine Trauchessec, responsable d’essais, au 31 janvier 2018.</text:p>
            <text:p text:style-name="P12">L’activité Granulats et l’accréditation Cofrac associée reposent donc sur le chargé d’essai Loïc Blachère et le responsable d’essai et responsable d’unité technique Cofrac Sébastien Liandrat.</text:p>
            <text:p text:style-name="P12">En 2019, le départ prévisible de Sébastien Liandrat fragilisera l’organisation dans l’attente d’un éventuel recrutement ultérieur.</text:p>
            <text:p text:style-name="P26">Ces mouvements présentent un risque élevé quant au maintien des habilitations et donc au maintien de l’accréditation.</text:p>
          </table:table-cell>
        </table:table-row>
      </table:table>
      <table:table table:name="Tableau48" table:style-name="Tableau48">
        <table:table-column table:style-name="Tableau48.A"/>
        <table:table-column table:style-name="Tableau48.B"/>
        <table:table-row>
          <table:table-cell table:style-name="Tableau48.A1" office:value-type="string">
            <text:h text:style-name="P52" text:outline-level="4"><text:span text:style-name="T19">Opportunités concernant la compétence du personnel</text:span></text:h>
          </table:table-cell>
          <table:table-cell table:style-name="Tableau48.B1" office:value-type="string">
            <text:p text:style-name="P38">Loïc Blachère est actuellement chargé d’essai sur la totalité de la portée d’accréditation de l’activité granulats. Il devrait être qualifié en tant que responsable d’essai sur cette même portée en 2019. De plus, il assure d’autres activités en lien avec le Cofrac (organisation, animation et synthèse d’une campagne d’essais croisés, rédaction du rapport d’incertitudes, participation à la rédaction des revues qualité).</text:p>
            <text:p text:style-name="P38">Ces compétences multiples évitent une dispersion des tâches en lien avec le maintien de l’accréditation Cofrac.</text:p>
          </table:table-cell>
        </table:table-row>
      </table:table>
      <table:table table:name="Tableau35" table:style-name="Tableau35">
        <table:table-column table:style-name="Tableau35.A"/>
        <table:table-column table:style-name="Tableau35.B"/>
        <table:table-row>
          <table:table-cell table:style-name="Tableau35.A1" office:value-type="string">
            <text:h text:style-name="P44" text:outline-level="4">DIR Massif central (Client principal)</text:h>
          </table:table-cell>
          <table:table-cell table:style-name="Tableau35.B1" office:value-type="string">
            <text:p text:style-name="P10">Les marchés de la DIR Massif Central (DIR MC) exigent que les laboratoires auxquels sont sous-traités certains essais soient Cofrac. Ainsi, il demeure pertinent pour le Département Laboratoire de Clermont-Ferrand (DLCF) du Cerema conserve également son accréditation Cofrac concernant les essais fréquemment réalisés pour le compte de la DIR MC.</text:p>
            <text:p text:style-name="P38">Cette situation assure la pérennité de l’activité granulats du DLCF et maintien les enjeux de qualité associés.</text:p>
          </table:table-cell>
        </table:table-row>
      </table:table>
      <text:p text:style-name="P1"/>
      <table:table table:name="Tableau5" table:style-name="Tableau5">
        <table:table-column table:style-name="Tableau5.A"/>
        <table:table-row>
          <table:table-cell table:style-name="Tableau5.A1" office:value-type="string">
            <text:h text:style-name="P5" text:outline-level="3">Réalisation des objectifs</text:h>
          </table:table-cell>
        </table:table-row>
      </table:table>
      <table:table table:name="Tableau6" table:style-name="Tableau6">
        <table:table-column table:style-name="Tableau6.A"/>
        <table:table-column table:style-name="Tableau6.B"/>
        <table:table-row>
          <table:table-cell table:style-name="Tableau6.A1" office:value-type="string">
            <text:h text:style-name="P44" text:outline-level="4">Échelle de l’unité</text:h>
          </table:table-cell>
          <table:table-cell table:style-name="Tableau6.B1" office:value-type="string">
            <text:p text:style-name="P10">Pas d’objectif spécifique hormis le maintien de l’accréditation à une portée identique.</text:p>
          </table:table-cell>
        </table:table-row>
      </table:table>
      <text:p text:style-name="P9"/>
      <table:table table:name="Tableau7" table:style-name="Tableau7">
        <table:table-column table:style-name="Tableau7.A"/>
        <table:table-row>
          <table:table-cell table:style-name="Tableau7.A1" office:value-type="string">
            <text:h text:style-name="P5" text:outline-level="3">Pertinence des politiques et procédures</text:h>
          </table:table-cell>
        </table:table-row>
      </table:table>
      <table:table table:name="Tableau8" table:style-name="Tableau8">
        <table:table-column table:style-name="Tableau8.A"/>
        <table:table-column table:style-name="Tableau8.B"/>
        <table:table-row>
          <table:table-cell table:style-name="Tableau8.A1" office:value-type="string">
            <text:h text:style-name="P44" text:outline-level="4">Revue de la documentation</text:h>
          </table:table-cell>
          <table:table-cell table:style-name="Tableau8.B1" office:value-type="string">
            <text:p text:style-name="P16">Le tableau ci-dessous résume la revue documentaire.</text:p>
          </table:table-cell>
        </table:table-row>
      </table:table>
      <text:p text:style-name="P85"/>
      <table:table table:name="TableClassement" table:style-name="TableClassement">
        <table:table-column table:style-name="TableClassement.A"/>
        <table:table-column table:style-name="TableClassement.B"/>
        <table:table-column table:style-name="TableClassement.C"/>
        <table:table-column table:style-name="TableClassement.D"/>
        <table:table-column table:style-name="TableClassement.E"/>
        <table:table-column table:style-name="TableClassement.F"/>
        <table:table-column table:style-name="TableClassement.G"/>
        <table:table-header-rows>
          <text:soft-page-break/>
          <table:table-row table:style-name="TableClassement.1">
            <table:table-cell table:style-name="TableClassement.A1" office:value-type="string">
              <text:p text:style-name="P84">Réf GEDOQ</text:p>
            </table:table-cell>
            <table:table-cell table:style-name="TableClassement.A1" office:value-type="string">
              <text:p text:style-name="P78">document</text:p>
            </table:table-cell>
            <table:table-cell table:style-name="TableClassement.A1" office:value-type="string">
              <text:p text:style-name="P78">type</text:p>
            </table:table-cell>
            <table:table-cell table:style-name="TableClassement.A1" office:value-type="string">
              <text:p text:style-name="P78">rév</text:p>
            </table:table-cell>
            <table:table-cell table:style-name="TableClassement.A1" office:value-type="string">
              <text:p text:style-name="P79">Revu avec modif</text:p>
            </table:table-cell>
            <table:table-cell table:style-name="TableClassement.A1" office:value-type="string">
              <text:p text:style-name="P79">Revu sans modif</text:p>
            </table:table-cell>
            <table:table-cell table:style-name="TableClassement.G1" office:value-type="string">
              <text:p text:style-name="P78">Commentaires</text:p>
            </table:table-cell>
          </table:table-row>
        </table:table-header-rows>
        <table:table-row table:style-name="TableClassement.2">
          <table:table-cell table:style-name="TableClassement.A3" office:value-type="string">
            <text:p text:style-name="P54">R2.DLCF.I.006</text:p>
          </table:table-cell>
          <table:table-cell table:style-name="TableClassement.B2" office:value-type="string">
            <text:p text:style-name="P54">Instruction spécifique COFRAC</text:p>
          </table:table-cell>
          <table:table-cell table:style-name="TableClassement.C2" office:value-type="string">
            <text:p text:style-name="P54">Instruction</text:p>
          </table:table-cell>
          <table:table-cell table:style-name="TableClassement.D2" office:value-type="string">
            <text:p text:style-name="P55">5</text:p>
          </table:table-cell>
          <table:table-cell table:style-name="TableClassement.E2" office:value-type="string">
            <text:p text:style-name="P56">X</text:p>
          </table:table-cell>
          <table:table-cell table:style-name="TableClassement.F2" office:value-type="string">
            <text:p text:style-name="P59"/>
          </table:table-cell>
          <table:table-cell table:style-name="TableClassement.G2" office:value-type="string">
            <text:p text:style-name="P63">Mise à jour du rôle de responsable d’essai « suppléant » (Jacques Blache)</text:p>
          </table:table-cell>
        </table:table-row>
        <table:table-row table:style-name="TableClassement.2">
          <table:table-cell table:style-name="TableClassement.A3" office:value-type="string">
            <text:p text:style-name="P54">R2.DLCF.P.001</text:p>
          </table:table-cell>
          <table:table-cell table:style-name="TableClassement.B3" office:value-type="string">
            <text:p text:style-name="P54">Annexe spécifique COFRAC</text:p>
          </table:table-cell>
          <table:table-cell table:style-name="TableClassement.C3" office:value-type="string">
            <text:p text:style-name="P54"/>
          </table:table-cell>
          <table:table-cell table:style-name="TableClassement.D3" office:value-type="string">
            <text:p text:style-name="P60">1<text:span text:style-name="T5">2</text:span></text:p>
          </table:table-cell>
          <table:table-cell table:style-name="TableClassement.E3" office:value-type="string">
            <text:p text:style-name="P56">X</text:p>
          </table:table-cell>
          <table:table-cell table:style-name="TableClassement.F3" office:value-type="string">
            <text:p text:style-name="P61"/>
          </table:table-cell>
          <table:table-cell table:style-name="TableClassement.G3" office:value-type="string">
            <text:p text:style-name="P63">Ajout de Jacques Blache.</text:p>
          </table:table-cell>
        </table:table-row>
        <table:table-row table:style-name="TableClassement.2">
          <table:table-cell table:style-name="TableClassement.A9" office:value-type="string">
            <text:p text:style-name="P54">R2.DLCF.E.001</text:p>
          </table:table-cell>
          <table:table-cell table:style-name="TableClassement.B9" office:value-type="string">
            <text:p text:style-name="P54">Rapport d’incertitudes</text:p>
          </table:table-cell>
          <table:table-cell table:style-name="TableClassement.C9" office:value-type="string">
            <text:p text:style-name="P54">Enregistrement</text:p>
          </table:table-cell>
          <table:table-cell table:style-name="TableClassement.D9" office:value-type="string">
            <text:p text:style-name="P57">5</text:p>
          </table:table-cell>
          <table:table-cell table:style-name="TableClassement.E9" office:value-type="string">
            <text:p text:style-name="P56">X</text:p>
          </table:table-cell>
          <table:table-cell table:style-name="TableClassement.F9" office:value-type="string">
            <text:p text:style-name="P58"/>
          </table:table-cell>
          <table:table-cell table:style-name="TableClassement.G6" office:value-type="string">
            <text:p text:style-name="P57">Mise à jour avec intégration des résultats des essais croisés réalisés sur les 12 derniers mois.</text:p>
          </table:table-cell>
        </table:table-row>
        <table:table-row table:style-name="TableClassement.2">
          <table:table-cell table:style-name="TableClassement.A9" office:value-type="string">
            <text:p text:style-name="P54">R2.DLCF.E.005</text:p>
          </table:table-cell>
          <table:table-cell table:style-name="TableClassement.B9" office:value-type="string">
            <text:p text:style-name="P54">Suivi normes applicables</text:p>
          </table:table-cell>
          <table:table-cell table:style-name="TableClassement.C9" office:value-type="string">
            <text:p text:style-name="P55">Enregistrement</text:p>
          </table:table-cell>
          <table:table-cell table:style-name="TableClassement.D9" office:value-type="string">
            <text:p text:style-name="P55">4</text:p>
          </table:table-cell>
          <table:table-cell table:style-name="TableClassement.E9" office:value-type="string">
            <text:p text:style-name="P56">X</text:p>
          </table:table-cell>
          <table:table-cell table:style-name="TableClassement.F9" office:value-type="string">
            <text:p text:style-name="P58"/>
          </table:table-cell>
          <table:table-cell table:style-name="TableClassement.G6" office:value-type="string">
            <text:p text:style-name="P57">Mise à jour version 201<text:span text:style-name="T2">9</text:span>.</text:p>
          </table:table-cell>
        </table:table-row>
        <table:table-row table:style-name="TableClassement.2">
          <table:table-cell table:style-name="TableClassement.A9" office:value-type="string">
            <text:p text:style-name="P54">R2.DLCF.DM.005</text:p>
          </table:table-cell>
          <table:table-cell table:style-name="TableClassement.B9" office:value-type="string">
            <text:p text:style-name="P54">Fiche d’évolution d’un référentiel</text:p>
          </table:table-cell>
          <table:table-cell table:style-name="TableClassement.C9" office:value-type="string">
            <text:p text:style-name="P55">Document modèle</text:p>
          </table:table-cell>
          <table:table-cell table:style-name="TableClassement.D9" office:value-type="string">
            <text:p text:style-name="P55">1</text:p>
          </table:table-cell>
          <table:table-cell table:style-name="TableClassement.E9" office:value-type="string">
            <text:p text:style-name="P58"/>
          </table:table-cell>
          <table:table-cell table:style-name="TableClassement.F9" office:value-type="string">
            <text:p text:style-name="P56">X</text:p>
          </table:table-cell>
          <table:table-cell table:style-name="TableClassement.G6" office:value-type="string">
            <text:p text:style-name="P57">R.A.S.</text:p>
          </table:table-cell>
        </table:table-row>
        <table:table-row table:style-name="TableClassement.2">
          <table:table-cell table:style-name="TableClassement.A9" office:value-type="string">
            <text:p text:style-name="P65">R2.DLCF.DMM.001</text:p>
          </table:table-cell>
          <table:table-cell table:style-name="TableClassement.B9" office:value-type="string">
            <text:p text:style-name="P65">PV essais 1 page</text:p>
          </table:table-cell>
          <table:table-cell table:style-name="TableClassement.C9" office:value-type="string">
            <text:p text:style-name="P54">Documents modèle</text:p>
          </table:table-cell>
          <table:table-cell table:style-name="TableClassement.D9" office:value-type="string">
            <text:p text:style-name="P60">1</text:p>
          </table:table-cell>
          <table:table-cell table:style-name="TableClassement.E9" office:value-type="string">
            <text:p text:style-name="P62">X</text:p>
          </table:table-cell>
          <table:table-cell table:style-name="TableClassement.F9" office:value-type="string">
            <text:p text:style-name="P56"/>
          </table:table-cell>
          <table:table-cell table:style-name="TableClassement.G9" table:number-rows-spanned="3" office:value-type="string">
            <text:p text:style-name="P63">Prise en compte des écarts formulés lors du dernier audit Cofrac. En particulier, meilleure intégration des normes « prélèvements » et « réduction d’échantillon ».</text:p>
            <text:p text:style-name="P64">Désormais, une seule version de PV d’essais, à 2 pages.</text:p>
          </table:table-cell>
        </table:table-row>
        <table:table-row table:style-name="TableClassement.2">
          <table:table-cell table:style-name="TableClassement.A9" office:value-type="string">
            <text:p text:style-name="P54">R2.DLCF.DMM.002</text:p>
          </table:table-cell>
          <table:table-cell table:style-name="TableClassement.B9" office:value-type="string">
            <text:p text:style-name="P54">PV essais 2 pages</text:p>
          </table:table-cell>
          <table:table-cell table:style-name="TableClassement.C9" office:value-type="string">
            <text:p text:style-name="Standard"/>
          </table:table-cell>
          <table:table-cell table:style-name="TableClassement.D9" office:value-type="string">
            <text:p text:style-name="P60">1</text:p>
          </table:table-cell>
          <table:table-cell table:style-name="TableClassement.E9" office:value-type="string">
            <text:p text:style-name="P62">X</text:p>
          </table:table-cell>
          <table:table-cell table:style-name="TableClassement.F9" office:value-type="string">
            <text:p text:style-name="P56"/>
          </table:table-cell>
          <table:covered-table-cell/>
        </table:table-row>
        <table:table-row table:style-name="TableClassement.2">
          <table:table-cell table:style-name="TableClassement.A9" office:value-type="string">
            <text:p text:style-name="P66">R2.DLCF.DMM.003</text:p>
          </table:table-cell>
          <table:table-cell table:style-name="TableClassement.B9" office:value-type="string">
            <text:p text:style-name="P66">PV essais 3 pages</text:p>
          </table:table-cell>
          <table:table-cell table:style-name="TableClassement.C9" office:value-type="string">
            <text:p text:style-name="Standard"/>
          </table:table-cell>
          <table:table-cell table:style-name="TableClassement.D9" office:value-type="string">
            <text:p text:style-name="P60">1</text:p>
          </table:table-cell>
          <table:table-cell table:style-name="TableClassement.E9" office:value-type="string">
            <text:p text:style-name="P62">X</text:p>
          </table:table-cell>
          <table:table-cell table:style-name="TableClassement.F9" office:value-type="string">
            <text:p text:style-name="P56"/>
          </table:table-cell>
          <table:covered-table-cell/>
        </table:table-row>
      </table:table>
      <text:p text:style-name="P1"/>
      <table:table table:name="Tableau3" table:style-name="Tableau3">
        <table:table-column table:style-name="Tableau3.A"/>
        <table:table-column table:style-name="Tableau3.B"/>
        <table:table-row>
          <table:table-cell table:style-name="Tableau3.A1" office:value-type="string">
            <text:h text:style-name="P43" text:outline-level="4"><text:span text:style-name="T1">Veille normative</text:span></text:h>
          </table:table-cell>
          <table:table-cell table:style-name="Tableau3.B1" office:value-type="string">
            <text:p text:style-name="P14">LB a réalisé et tracé la veille normative en 201<text:span text:style-name="T3">8, il regarde 1 fois par an quelles sont les normes en projet de révision. Si certaines le sont, elles seront suivies régulièrement dans l’année.</text:span></text:p>
            <text:p text:style-name="P11">Le responsable sectoriel du Cerema envoie un document récapitulant les évolutions des référentiels <text:span text:style-name="T2">au moins une fois dans l’année, davantage si une norme est en projet de révision.</text:span></text:p>
            <text:p text:style-name="P15">Les normes en projet de révision sont les suivantes :</text:p>
            <text:list xml:id="list170526640192552" text:continue-numbering="true" text:style-name="List_20_1">
              <text:list-item>
                <text:p text:style-name="P92">NF EN <text:span text:style-name="T4">933-2 (hors portée mais un impact sur la NF EN 933-1)</text:span></text:p>
              </text:list-item>
              <text:list-item>
                <text:p text:style-name="P91">NF EN 1097-2 (Los Angeles)</text:p>
              </text:list-item>
            </text:list>
          </table:table-cell>
        </table:table-row>
      </table:table>
      <table:table table:name="Tableau36" table:style-name="Tableau36">
        <table:table-column table:style-name="Tableau36.A"/>
        <table:table-column table:style-name="Tableau36.B"/>
        <table:table-row>
          <table:table-cell table:style-name="Tableau36.A1" office:value-type="string">
            <text:h text:style-name="P43" text:outline-level="4"><text:span text:style-name="T1">Révision du référentiel qualité Cofrac</text:span></text:h>
          </table:table-cell>
          <table:table-cell table:style-name="Tableau36.B1" office:value-type="string">
            <text:p text:style-name="P10">Le référentiel qualité Cofrac évolue :</text:p>
            <text:list xml:id="list170526642222190" text:continue-numbering="true" text:style-name="List_20_1">
              <text:list-item>
                <text:p text:style-name="P89">version 2017 de la norme NF EN ISO/CEI 17025</text:p>
              </text:list-item>
              <text:list-item>
                <text:p text:style-name="P89">LAB REF 02 révision 12</text:p>
              </text:list-item>
            </text:list>
            <text:p text:style-name="P90">L’impact des évolutions est analysé dans le cadre du plan de transition.</text:p>
          </table:table-cell>
        </table:table-row>
      </table:table>
      <text:p text:style-name="P1"/>
      <table:table table:name="Tableau9" table:style-name="Tableau9">
        <table:table-column table:style-name="Tableau9.A"/>
        <table:table-row>
          <table:table-cell table:style-name="Tableau9.A1" office:value-type="string">
            <text:h text:style-name="P5" text:outline-level="3">État d’avancement des actions décidées à l’issue de la revue qualité précédente</text:h>
          </table:table-cell>
        </table:table-row>
      </table:table>
      <table:table table:name="Tableau10" table:style-name="Tableau10">
        <table:table-column table:style-name="Tableau10.A"/>
        <table:table-column table:style-name="Tableau10.B"/>
        <table:table-row>
          <table:table-cell table:style-name="Tableau10.A1" office:value-type="string">
            <text:h text:style-name="P45" text:outline-level="4">Réorganisation suite au départ d’une responsable d’essai</text:h>
          </table:table-cell>
          <table:table-cell table:style-name="Tableau10.B1" office:value-type="string">
            <text:p text:style-name="P27">Le départ de Martine Trauchessec, responsable d’essai sur l’activité granulats, a nécessité une réorganisation progressive de l’unité. En pratique, cela s’est traduit par une évolution du poste de Loïc Blachère :</text:p>
            <text:list xml:id="list170526644201899" text:continue-numbering="true" text:style-name="List_20_1">
              <text:list-item>
                <text:p text:style-name="Liste_20_Niveau1_20_MRS">M<text:span text:style-name="T6">ontée en compétence </text:span>sur des activités connexes aux essais : avis FTP, visites de chantier, etc.</text:p>
              </text:list-item>
              <text:list-item>
                <text:p text:style-name="P103">Participation accrue aux activités connexes du maintien de l’accréditation Cofrac : rapport d’incertitudes, revue qualité, etc.</text:p>
              </text:list-item>
            </text:list>
          </table:table-cell>
        </table:table-row>
      </table:table>
      <text:p text:style-name="P9"/>
      <table:table table:name="Tableau11" table:style-name="Tableau11">
        <table:table-column table:style-name="Tableau11.A"/>
        <table:table-row>
          <table:table-cell table:style-name="Tableau11.A1" office:value-type="string">
            <text:h text:style-name="P5" text:outline-level="3">Résultats d’audit interne récent</text:h>
          </table:table-cell>
        </table:table-row>
      </table:table>
      <table:table table:name="Tableau12" table:style-name="Tableau12">
        <table:table-column table:style-name="Tableau12.A"/>
        <table:table-column table:style-name="Tableau12.B"/>
        <table:table-row>
          <table:table-cell table:style-name="Tableau12.A1" office:value-type="string">
            <text:h text:style-name="P45" text:outline-level="4">Contexte</text:h>
          </table:table-cell>
          <table:table-cell table:style-name="Tableau12.B1" office:value-type="string">
            <text:p text:style-name="P17">L’audit s’est déroulé le <text:span text:style-name="T4">24 avril 2018</text:span>.</text:p>
            <text:p text:style-name="P16"><text:soft-page-break/>L’auditeur était <text:span text:style-name="T7">Christophe Badrouillet, du DLA.</text:span></text:p>
          </table:table-cell>
        </table:table-row>
      </table:table>
      <table:table table:name="Tableau37" table:style-name="Tableau37">
        <table:table-column table:style-name="Tableau37.A"/>
        <table:table-column table:style-name="Tableau37.B"/>
        <table:table-row>
          <table:table-cell table:style-name="Tableau37.A1" office:value-type="string">
            <text:h text:style-name="P46" text:outline-level="4"><text:span text:style-name="T6">CR de l’auditeur</text:span></text:h>
          </table:table-cell>
          <table:table-cell table:style-name="Tableau37.B1" office:value-type="string">
            <text:p text:style-name="P28">Points forts :</text:p>
            <text:p text:style-name="P16"><text:span text:style-name="T4">Programmation et </text:span>participation aux campagnes d’essais croisés</text:p>
            <text:p text:style-name="P16"><text:span text:style-name="T4">L</text:span>es revues d’essais sont complètes</text:p>
            <text:p text:style-name="P16"><text:span text:style-name="T4">B</text:span>on suivi des non-conformités enregistrées par le système qualité</text:p>
            <text:p text:style-name="P16"><text:span text:style-name="T4">T</text:span>rès fortes compétences techniques de l’ensemble des personnes rencontrées</text:p>
            <text:p text:style-name="P16"/>
            <text:p text:style-name="P28">Points sensibles :</text:p>
            <text:p text:style-name="P13">Fragilité de l’ex-domaine 23 qui se compose d’un seul responsable d’essai et d’un seul chargé d’essai.</text:p>
            <text:p text:style-name="P16"><text:span text:style-name="T17">Pistes de progrès :</text:span></text:p>
            <text:p text:style-name="P16"><text:span text:style-name="T4">E</text:span>nregistrement de la satisfaction client au regard des essais C<text:span text:style-name="T8">ofrac.</text:span></text:p>
            <text:p text:style-name="P16"/>
            <text:p text:style-name="P28">Non-conformités mineures :</text:p>
            <text:p text:style-name="P16">Aucune.</text:p>
          </table:table-cell>
        </table:table-row>
      </table:table>
      <table:table table:name="Tableau26" table:style-name="Tableau26">
        <table:table-column table:style-name="Tableau26.A"/>
        <table:table-column table:style-name="Tableau26.B"/>
        <table:table-row>
          <table:table-cell table:style-name="Tableau26.A1" office:value-type="string">
            <text:h text:style-name="P50" text:outline-level="4"><text:span text:style-name="T15">Prochain audit interne</text:span></text:h>
          </table:table-cell>
          <table:table-cell table:style-name="Tableau26.B1" office:value-type="string">
            <text:p text:style-name="P24"><text:span text:style-name="T16">L’a</text:span>udit <text:span text:style-name="T5">interne</text:span> <text:span text:style-name="T5">est prévu pour le 27 juin 2019.</text:span></text:p>
            <text:p text:style-name="P24"><text:span text:style-name="T16">L’a</text:span>uditeur <text:span text:style-name="T5">sera</text:span> <text:span text:style-name="T7">Jacques Blache, du DLL.</text:span></text:p>
          </table:table-cell>
        </table:table-row>
      </table:table>
      <text:p text:style-name="P4"/>
      <table:table table:name="Tableau15" table:style-name="Tableau15">
        <table:table-column table:style-name="Tableau15.A"/>
        <table:table-row>
          <table:table-cell table:style-name="Tableau15.A1" office:value-type="string">
            <text:h text:style-name="P5" text:outline-level="3">Évaluations effectuées par des organismes externes</text:h>
          </table:table-cell>
        </table:table-row>
      </table:table>
      <table:table table:name="Tableau16" table:style-name="Tableau16">
        <table:table-column table:style-name="Tableau16.A"/>
        <table:table-column table:style-name="Tableau16.B"/>
        <table:table-row>
          <table:table-cell table:style-name="Tableau16.A1" office:value-type="string">
            <text:h text:style-name="P45" text:outline-level="4">Contexte</text:h>
          </table:table-cell>
          <table:table-cell table:style-name="Tableau16.B1" office:value-type="string">
            <text:p text:style-name="P31">L’audit <text:span text:style-name="T6">externe </text:span>s’est déroulé <text:span text:style-name="T5">les 16 et 17 octobre </text:span>201<text:span text:style-name="T9">8</text:span>.</text:p>
            <text:p text:style-name="P32">L<text:span text:style-name="T9">es </text:span>auditeur<text:span text:style-name="T9">s</text:span> étai<text:span text:style-name="T9">en</text:span>t :</text:p>
            <text:list xml:id="list170526655209715" text:continue-numbering="true" text:style-name="List_20_1">
              <text:list-item>
                <text:p text:style-name="P93">Anne-Laure LAMORTE</text:p>
              </text:list-item>
              <text:list-item>
                <text:p text:style-name="P93">Robert LAVAUD</text:p>
              </text:list-item>
            </text:list>
          </table:table-cell>
        </table:table-row>
      </table:table>
      <table:table table:name="Tableau38" table:style-name="Tableau38">
        <table:table-column table:style-name="Tableau38.A"/>
        <table:table-column table:style-name="Tableau38.B"/>
        <table:table-row>
          <table:table-cell table:style-name="Tableau38.A1" office:value-type="string">
            <text:h text:style-name="P46" text:outline-level="4"><text:span text:style-name="T6">CR des auditeurs</text:span></text:h>
          </table:table-cell>
          <table:table-cell table:style-name="Tableau38.B1" office:value-type="string">
            <text:p text:style-name="P29">Points forts :</text:p>
            <text:list xml:id="list170526657198290" text:continue-numbering="true" text:style-name="List_20_1">
              <text:list-item>
                <text:p text:style-name="P105">Bonne connaissance des essais</text:p>
              </text:list-item>
            </text:list>
            <text:p text:style-name="P33"/>
            <text:p text:style-name="P30">Écart <text:span text:style-name="T10">(non critique)</text:span> :</text:p>
            <text:list xml:id="list170526658195591" text:continue-numbering="true" text:style-name="List_20_1">
              <text:list-item>
                <text:p text:style-name="P104">Un seul chargé d’essai, nécessité de mettre en place une « vraie » suppléance.</text:p>
              </text:list-item>
              <text:list-item>
                <text:p text:style-name="P104">L’actuel resp. d’essai n’est pas formé aux essais</text:p>
              </text:list-item>
              <text:list-item>
                <text:p text:style-name="P104">Jacques Blache n’est pas formé et habilité aux essais</text:p>
              </text:list-item>
              <text:list-item>
                <text:p text:style-name="P104">Pas de suivi du maintien d’habilitation pour l’essai de prélèvements</text:p>
              </text:list-item>
              <text:list-item>
                <text:p text:style-name="P104">Certains fournisseurs sont non évalués</text:p>
              </text:list-item>
            </text:list>
          </table:table-cell>
        </table:table-row>
      </table:table>
      <table:table table:name="Tableau45" table:style-name="Tableau45">
        <table:table-column table:style-name="Tableau45.A"/>
        <table:table-column table:style-name="Tableau45.B"/>
        <table:table-row>
          <table:table-cell table:style-name="Tableau45.A1" office:value-type="string">
            <text:h text:style-name="P50" text:outline-level="4"><text:span text:style-name="T15">Prochain audit externe</text:span></text:h>
          </table:table-cell>
          <table:table-cell table:style-name="Tableau45.B1" office:value-type="string">
            <text:p text:style-name="P24">Le prochain audit externe est prévu pour <text:span text:style-name="T7">octobre ou novembre 2019.</text:span></text:p>
          </table:table-cell>
        </table:table-row>
      </table:table>
      <text:p text:style-name="P4"/>
      <table:table table:name="Tableau40" table:style-name="Tableau40">
        <table:table-column table:style-name="Tableau40.A"/>
        <table:table-row>
          <table:table-cell table:style-name="Tableau40.A1" office:value-type="string">
            <text:h text:style-name="P6" text:outline-level="3">Les actions correctives</text:h>
          </table:table-cell>
        </table:table-row>
      </table:table>
      <table:table table:name="Tableau41" table:style-name="Tableau41">
        <table:table-column table:style-name="Tableau41.A"/>
        <table:table-column table:style-name="Tableau41.B"/>
        <table:table-row>
          <table:table-cell table:style-name="Tableau41.A1" office:value-type="string">
            <text:h text:style-name="P45" text:outline-level="4">Audit interne</text:h>
          </table:table-cell>
          <table:table-cell table:style-name="Tableau41.B1" office:value-type="string">
            <text:p text:style-name="P39">Les points sensibles et pistes de progrès <text:span text:style-name="T6">identifiés lors de l’audit interne </text:span>ont été traités.</text:p>
            <text:p text:style-name="P40">Voir tableau de suivi et de traitement des écarts.</text:p>
          </table:table-cell>
        </table:table-row>
      </table:table>
      <table:table table:name="Tableau42" table:style-name="Tableau42">
        <table:table-column table:style-name="Tableau42.A"/>
        <table:table-column table:style-name="Tableau42.B"/>
        <table:table-row>
          <table:table-cell table:style-name="Tableau42.A1" office:value-type="string">
            <text:h text:style-name="P46" text:outline-level="4"><text:span text:style-name="T6">Audit externe</text:span></text:h>
          </table:table-cell>
          <table:table-cell table:style-name="Tableau42.B1" office:value-type="string">
            <text:p text:style-name="P39">Les points sensibles et pistes de progrès <text:span text:style-name="T6">identifiés lors de l’audit externe </text:span>ont été traités.</text:p>
            <text:p text:style-name="P40">Voir tableau de suivi et de traitement des écarts.</text:p>
          </table:table-cell>
        </table:table-row>
      </table:table>
      <text:p text:style-name="P2"/>
      <table:table table:name="Tableau17" table:style-name="Tableau17">
        <table:table-column table:style-name="Tableau17.A"/>
        <table:table-row>
          <table:table-cell table:style-name="Tableau17.A1" office:value-type="string">
            <text:h text:style-name="P5" text:outline-level="3">Changement dans le volume et le type de travail effectué</text:h>
          </table:table-cell>
        </table:table-row>
      </table:table>
      <table:table table:name="Tableau18" table:style-name="Tableau18">
        <table:table-column table:style-name="Tableau18.A"/>
        <table:table-column table:style-name="Tableau18.B"/>
        <table:table-row>
          <table:table-cell table:style-name="Tableau18.A1" office:value-type="string">
            <text:h text:style-name="P48" text:outline-level="4">Volume d’essai</text:h>
          </table:table-cell>
          <table:table-cell table:style-name="Tableau18.B1" office:value-type="string">
            <text:p text:style-name="P34">Le tableau ci-dessous présente l’évolution du nombre d’essais réalisés. Il n’y a pas d’évolution significative, les variations d’une année sur l’autre correspondent à la variation de l’activité de suivi de chantiers neuf et d’entretien.</text:p>
          </table:table-cell>
        </table:table-row>
      </table:table>
      <text:p text:style-name="P9"/>
      <table:table table:name="TablePage" table:style-name="TablePage">
        <table:table-column table:style-name="TablePage.A"/>
        <table:table-column table:style-name="TablePage.B"/>
        <table:table-column table:style-name="TablePage.C" table:number-columns-repeated="7"/>
        <table:table-row table:style-name="TablePage.1">
          <table:table-cell table:style-name="TablePage.A1" table:number-columns-spanned="2" office:value-type="string">
            <text:p text:style-name="P77"/>
          </table:table-cell>
          <table:covered-table-cell/>
          <table:table-cell table:style-name="TablePage.C1" table:number-columns-spanned="7" office:value-type="string">
            <text:p text:style-name="P83">Nombre d’essais réalisés par année</text:p>
          </table:table-cell>
          <table:covered-table-cell/>
          <table:covered-table-cell/>
          <table:covered-table-cell/>
          <table:covered-table-cell/>
          <table:covered-table-cell/>
          <table:covered-table-cell/>
        </table:table-row>
        <table:table-row table:style-name="TablePage.1">
          <table:table-cell table:style-name="TablePage.A2" office:value-type="string">
            <text:p text:style-name="P82">Essai</text:p>
          </table:table-cell>
          <table:table-cell table:style-name="TablePage.A2" office:value-type="string">
            <text:p text:style-name="P83">Norme</text:p>
          </table:table-cell>
          <table:table-cell table:style-name="TablePage.A2" office:value-type="string">
            <text:p text:style-name="P80">2013</text:p>
          </table:table-cell>
          <table:table-cell table:style-name="TablePage.A2" office:value-type="string">
            <text:p text:style-name="P80">2014</text:p>
          </table:table-cell>
          <table:table-cell table:style-name="TablePage.A2" office:value-type="string">
            <text:p text:style-name="P80">2015</text:p>
          </table:table-cell>
          <table:table-cell table:style-name="TablePage.A2" office:value-type="string">
            <text:p text:style-name="P80">2016</text:p>
          </table:table-cell>
          <table:table-cell table:style-name="TablePage.A2" office:value-type="string">
            <text:p text:style-name="P80">2017</text:p>
          </table:table-cell>
          <table:table-cell table:style-name="TablePage.A2" office:value-type="string">
            <text:p text:style-name="P80">2018</text:p>
          </table:table-cell>
          <table:table-cell table:style-name="TablePage.I2" office:value-type="string">
            <text:p text:style-name="P81">2018 non Cofrac</text:p>
          </table:table-cell>
        </table:table-row>
        <table:table-row table:style-name="TablePage.1">
          <table:table-cell table:style-name="TablePage.A7" office:value-type="string">
            <text:p text:style-name="P67">Prélèvement &amp; Réduction d’échantillon</text:p>
          </table:table-cell>
          <table:table-cell table:style-name="TablePage.B3" office:value-type="string">
            <text:p text:style-name="P67">932-1 &amp; <text:line-break/>932-2</text:p>
          </table:table-cell>
          <table:table-cell table:style-name="TablePage.C3" office:value-type="string">
            <text:p text:style-name="P69">&gt;2</text:p>
          </table:table-cell>
          <table:table-cell table:style-name="TablePage.D3" office:value-type="string">
            <text:p text:style-name="P69">&gt;2</text:p>
          </table:table-cell>
          <table:table-cell table:style-name="TablePage.E3" office:value-type="string">
            <text:p text:style-name="P69">&gt;2</text:p>
          </table:table-cell>
          <table:table-cell table:style-name="TablePage.F3" office:value-type="string">
            <text:p text:style-name="P69">&gt;2</text:p>
          </table:table-cell>
          <table:table-cell table:style-name="TablePage.G6" office:value-type="string">
            <text:p text:style-name="P69">&gt;2</text:p>
          </table:table-cell>
          <table:table-cell table:style-name="TablePage.H3" office:value-type="string">
            <text:p text:style-name="P69">&gt;2</text:p>
          </table:table-cell>
          <table:table-cell table:style-name="TablePage.I3" office:value-type="string">
            <text:p text:style-name="P70">0</text:p>
          </table:table-cell>
        </table:table-row>
        <table:table-row table:style-name="TablePage.1">
          <table:table-cell table:style-name="TablePage.A7" office:value-type="string">
            <text:p text:style-name="P68">Granulométrie</text:p>
          </table:table-cell>
          <table:table-cell table:style-name="TablePage.B4" office:value-type="string">
            <text:p text:style-name="P68">933-1</text:p>
          </table:table-cell>
          <table:table-cell table:style-name="TablePage.C4" office:value-type="string">
            <text:p text:style-name="P71">14<text:span text:style-name="T12">+19</text:span></text:p>
          </table:table-cell>
          <table:table-cell table:style-name="TablePage.D4" office:value-type="string">
            <text:p text:style-name="P71">23<text:span text:style-name="T12">+47</text:span></text:p>
          </table:table-cell>
          <table:table-cell table:style-name="TablePage.E4" office:value-type="string">
            <text:p text:style-name="P71">11<text:span text:style-name="T12">+18</text:span></text:p>
          </table:table-cell>
          <table:table-cell table:style-name="TablePage.F4" office:value-type="string">
            <text:p text:style-name="P72"><text:span text:style-name="T12">10+1</text:span>7</text:p>
          </table:table-cell>
          <table:table-cell table:style-name="TablePage.G6" office:value-type="string">
            <text:p text:style-name="P73">13<text:span text:style-name="T12">+25</text:span></text:p>
          </table:table-cell>
          <table:table-cell table:style-name="TablePage.H4" office:value-type="string">
            <text:p text:style-name="P70">11+28</text:p>
          </table:table-cell>
          <table:table-cell table:style-name="TablePage.I4" office:value-type="string">
            <text:p text:style-name="P70">1</text:p>
          </table:table-cell>
        </table:table-row>
        <table:table-row table:style-name="TablePage.1">
          <table:table-cell table:style-name="TablePage.A7" office:value-type="string">
            <text:p text:style-name="P68">Aplatissement</text:p>
          </table:table-cell>
          <table:table-cell table:style-name="TablePage.B5" office:value-type="string">
            <text:p text:style-name="P68">933-3</text:p>
          </table:table-cell>
          <table:table-cell table:style-name="TablePage.C5" office:value-type="string">
            <text:p text:style-name="P71">19</text:p>
          </table:table-cell>
          <table:table-cell table:style-name="TablePage.D5" office:value-type="float" office:value="47">
            <text:p text:style-name="P71">47</text:p>
          </table:table-cell>
          <table:table-cell table:style-name="TablePage.E5" office:value-type="float" office:value="18">
            <text:p text:style-name="P71">18</text:p>
          </table:table-cell>
          <table:table-cell table:style-name="TablePage.F5" office:value-type="string">
            <text:p text:style-name="P72">17</text:p>
          </table:table-cell>
          <table:table-cell table:style-name="TablePage.G6" office:value-type="string">
            <text:p text:style-name="P73">25</text:p>
          </table:table-cell>
          <table:table-cell table:style-name="TablePage.H5" office:value-type="string">
            <text:p text:style-name="P70">28</text:p>
          </table:table-cell>
          <table:table-cell table:style-name="TablePage.I5" office:value-type="string">
            <text:p text:style-name="P70">3</text:p>
          </table:table-cell>
        </table:table-row>
        <table:table-row table:style-name="TablePage.1">
          <table:table-cell table:style-name="TablePage.A7" office:value-type="string">
            <text:p text:style-name="P68">MB</text:p>
          </table:table-cell>
          <table:table-cell table:style-name="TablePage.B6" office:value-type="string">
            <text:p text:style-name="P68">933-9</text:p>
          </table:table-cell>
          <table:table-cell table:style-name="TablePage.C6" office:value-type="string">
            <text:p text:style-name="P71">14</text:p>
          </table:table-cell>
          <table:table-cell table:style-name="TablePage.D6" office:value-type="float" office:value="31">
            <text:p text:style-name="P71">31</text:p>
          </table:table-cell>
          <table:table-cell table:style-name="TablePage.E6" office:value-type="float" office:value="11">
            <text:p text:style-name="P71">11</text:p>
          </table:table-cell>
          <table:table-cell table:style-name="TablePage.F6" office:value-type="string">
            <text:p text:style-name="P72">12</text:p>
          </table:table-cell>
          <table:table-cell table:style-name="TablePage.G6" office:value-type="string">
            <text:p text:style-name="P73">11</text:p>
          </table:table-cell>
          <table:table-cell table:style-name="TablePage.H6" office:value-type="string">
            <text:p text:style-name="P70">11</text:p>
          </table:table-cell>
          <table:table-cell table:style-name="TablePage.I6" office:value-type="string">
            <text:p text:style-name="P70">0</text:p>
          </table:table-cell>
        </table:table-row>
        <table:table-row table:style-name="TablePage.1">
          <table:table-cell table:style-name="TablePage.A7" office:value-type="string">
            <text:p text:style-name="P68">MDE</text:p>
          </table:table-cell>
          <table:table-cell table:style-name="TablePage.B7" office:value-type="string">
            <text:p text:style-name="P68">1097-1</text:p>
          </table:table-cell>
          <table:table-cell table:style-name="TablePage.C7" office:value-type="string">
            <text:p text:style-name="P71">8</text:p>
          </table:table-cell>
          <table:table-cell table:style-name="TablePage.D7" office:value-type="float" office:value="11">
            <text:p text:style-name="P71">11</text:p>
          </table:table-cell>
          <table:table-cell table:style-name="TablePage.E7" office:value-type="float" office:value="26">
            <text:p text:style-name="P71">26</text:p>
          </table:table-cell>
          <table:table-cell table:style-name="TablePage.F7" office:value-type="string">
            <text:p text:style-name="P72">17</text:p>
          </table:table-cell>
          <table:table-cell table:style-name="TablePage.G7" office:value-type="string">
            <text:p text:style-name="P74">9</text:p>
          </table:table-cell>
          <table:table-cell table:style-name="TablePage.H7" office:value-type="string">
            <text:p text:style-name="P75">15</text:p>
          </table:table-cell>
          <table:table-cell table:style-name="TablePage.I7" office:value-type="string">
            <text:p text:style-name="P75">2</text:p>
          </table:table-cell>
        </table:table-row>
        <table:table-row table:style-name="TablePage.1">
          <table:table-cell table:style-name="TablePage.A8" office:value-type="string">
            <text:p text:style-name="P68">LA</text:p>
          </table:table-cell>
          <table:table-cell table:style-name="TablePage.B8" office:value-type="string">
            <text:p text:style-name="P68">1097-2</text:p>
          </table:table-cell>
          <table:table-cell table:style-name="TablePage.C8" office:value-type="string">
            <text:p text:style-name="P71">9</text:p>
          </table:table-cell>
          <table:table-cell table:style-name="TablePage.D8" office:value-type="float" office:value="12">
            <text:p text:style-name="P71">12</text:p>
          </table:table-cell>
          <table:table-cell table:style-name="TablePage.E8" office:value-type="float" office:value="28">
            <text:p text:style-name="P71">28</text:p>
          </table:table-cell>
          <table:table-cell table:style-name="TablePage.F8" office:value-type="string">
            <text:p text:style-name="P72">8</text:p>
          </table:table-cell>
          <table:table-cell table:style-name="TablePage.G8" office:value-type="string">
            <text:p text:style-name="P73">9</text:p>
          </table:table-cell>
          <table:table-cell table:style-name="TablePage.H8" office:value-type="string">
            <text:p text:style-name="P70">15</text:p>
          </table:table-cell>
          <table:table-cell table:style-name="TablePage.I8" office:value-type="string">
            <text:p text:style-name="P70">2</text:p>
          </table:table-cell>
        </table:table-row>
      </table:table>
      <text:p text:style-name="P3"/>
      <text:p text:style-name="P35"/>
      <table:table table:name="Tableau13" table:style-name="Tableau13">
        <table:table-column table:style-name="Tableau13.A"/>
        <table:table-row>
          <table:table-cell table:style-name="Tableau13.A1" office:value-type="string">
            <text:h text:style-name="P7" text:outline-level="3"><text:span text:style-name="T1">Informations en retour des clients et du personnel</text:span></text:h>
          </table:table-cell>
        </table:table-row>
      </table:table>
      <table:table table:name="Tableau14" table:style-name="Tableau14">
        <table:table-column table:style-name="Tableau14.A"/>
        <table:table-column table:style-name="Tableau14.B"/>
        <table:table-row>
          <table:table-cell table:style-name="Tableau14.A1" office:value-type="string">
            <text:h text:style-name="P48" text:outline-level="4">Aucun</text:h>
          </table:table-cell>
          <table:table-cell table:style-name="Tableau14.B1" office:value-type="string">
            <text:p text:style-name="P34">Pas de retour spécifique aux essais en 2018.</text:p>
          </table:table-cell>
        </table:table-row>
      </table:table>
      <text:p text:style-name="P3"/>
      <table:table table:name="Tableau21" table:style-name="Tableau21">
        <table:table-column table:style-name="Tableau21.A"/>
        <table:table-column table:style-name="Tableau21.B"/>
        <table:table-row>
          <table:table-cell table:style-name="Tableau21.A1" office:value-type="string">
            <text:h text:style-name="P5" text:outline-level="3">Réclamations</text:h>
          </table:table-cell>
          <table:table-cell table:style-name="Tableau21.B1" office:value-type="string">
            <text:p text:style-name="P9"/>
          </table:table-cell>
        </table:table-row>
      </table:table>
      <table:table table:name="Tableau22" table:style-name="Tableau22">
        <table:table-column table:style-name="Tableau22.A"/>
        <table:table-column table:style-name="Tableau22.B"/>
        <table:table-row>
          <table:table-cell table:style-name="Tableau22.A1" office:value-type="string">
            <text:h text:style-name="P48" text:outline-level="4">Aucune</text:h>
          </table:table-cell>
          <table:table-cell table:style-name="Tableau22.B1" office:value-type="string">
            <text:p text:style-name="P34">Pas de réclamation en 2018.</text:p>
          </table:table-cell>
        </table:table-row>
      </table:table>
      <text:p text:style-name="P9"/>
      <table:table table:name="Tableau23" table:style-name="Tableau23">
        <table:table-column table:style-name="Tableau23.A"/>
        <table:table-row>
          <table:table-cell table:style-name="Tableau23.A1" office:value-type="string">
            <text:h text:style-name="P5" text:outline-level="3">Efficacité de toute amélioration mise en <text:span text:style-name="T11">œuvre</text:span></text:h>
          </table:table-cell>
        </table:table-row>
      </table:table>
      <table:table table:name="Tableau24" table:style-name="Tableau24">
        <table:table-column table:style-name="Tableau24.A"/>
        <table:table-column table:style-name="Tableau24.B"/>
        <table:table-row>
          <table:table-cell table:style-name="Tableau24.A1" office:value-type="string">
            <text:h text:style-name="P48" text:outline-level="4">Rien à signaler</text:h>
          </table:table-cell>
          <table:table-cell table:style-name="Tableau24.B1" office:value-type="string">
            <text:p text:style-name="P34">Toutes les actions mises en œuvre ont été efficaces.</text:p>
          </table:table-cell>
        </table:table-row>
      </table:table>
      <text:p text:style-name="P9"/>
      <table:table table:name="Tableau25" table:style-name="Tableau25">
        <table:table-column table:style-name="Tableau25.A"/>
        <table:table-row>
          <table:table-cell table:style-name="Tableau25.A1" office:value-type="string">
            <text:h text:style-name="P5" text:outline-level="3">Adéquation des ressources (niveau unité)</text:h>
          </table:table-cell>
        </table:table-row>
      </table:table>
      <table:table table:name="Tableau39" table:style-name="Tableau39">
        <table:table-column table:style-name="Tableau39.A"/>
        <table:table-column table:style-name="Tableau39.B"/>
        <table:table-row>
          <table:table-cell table:style-name="Tableau39.A1" office:value-type="string">
            <text:h text:style-name="P47" text:outline-level="4"><text:span text:style-name="T11">Ressources en personnel</text:span></text:h>
          </table:table-cell>
          <table:table-cell table:style-name="Tableau39.B1" office:value-type="string">
            <text:p text:style-name="P36">Les ressources en personnel sont à un seuil critique puisqu’il n’y a qu’un seul chargé d’essai et qu’un seul responsable d’essai sur site (également responsable d’unité technique Cofrac).</text:p>
            <text:p text:style-name="P36">Ces ressources permettent de réaliser le volume d’essai de ces dernières années. Une augmentation significative de ce volume d’essais serait difficile à gérer mais n’est pas prévue dans les années à venir.</text:p>
            <text:p text:style-name="P36">L’habilitation d’un responsable d’essai dit « suppléant » basé au Cerema de Lyon ainsi que la possibilité de sous-traiter des essais également auprès du Cerema de Lyon permettent d’apporter une réponse à la fragilité <text:span text:style-name="T15">des ressources actuelles.</text:span></text:p>
          </table:table-cell>
        </table:table-row>
      </table:table>
      <table:table table:name="Tableau43" table:style-name="Tableau43">
        <table:table-column table:style-name="Tableau43.A"/>
        <table:table-column table:style-name="Tableau43.B"/>
        <table:table-row>
          <table:table-cell table:style-name="Tableau43.A1" office:value-type="string">
            <text:h text:style-name="P47" text:outline-level="4"><text:span text:style-name="T11">Ressources en matériels</text:span></text:h>
          </table:table-cell>
          <table:table-cell table:style-name="Tableau43.B1" office:value-type="string">
            <text:p text:style-name="P22">Les matériels disponibles sont anciens mais permettent de réaliser l’ensemble des essais dans de bonnes conditions.</text:p>
            <text:p text:style-name="P22">Il y a une colonne de réserve ainsi qu’un r<text:span text:style-name="T5">enouvellement régulier des colonnes de tamis </text:span>et des grilles à fentes.</text:p>
            <text:p text:style-name="P21">Depuis 2011, aucun nouveau matériel n'a été mis en service.</text:p>
            <text:p text:style-name="P24">Loïc Blachère (LB) <text:span text:style-name="T18">est le correspondant </text:span>matériel <text:span text:style-name="T18">depuis 2014.</text:span></text:p>
          </table:table-cell>
        </table:table-row>
      </table:table>
      <text:p text:style-name="P3"/>
      <table:table table:name="Tableau27" table:style-name="Tableau27">
        <table:table-column table:style-name="Tableau27.A"/>
        <text:soft-page-break/>
        <table:table-row>
          <table:table-cell table:style-name="Tableau27.A1" office:value-type="string">
            <text:h text:style-name="P5" text:outline-level="3">Résultats de l’identification des risques</text:h>
          </table:table-cell>
        </table:table-row>
      </table:table>
      <table:table table:name="Tableau28" table:style-name="Tableau28">
        <table:table-column table:style-name="Tableau28.A"/>
        <table:table-column table:style-name="Tableau28.B"/>
        <table:table-row>
          <table:table-cell table:style-name="Tableau28.A1" office:value-type="string">
            <text:h text:style-name="P48" text:outline-level="4">Rien à signaler</text:h>
          </table:table-cell>
          <table:table-cell table:style-name="Tableau28.B1" office:value-type="string">
            <text:p text:style-name="P34">Pas de risque spécifique identifié.</text:p>
          </table:table-cell>
        </table:table-row>
      </table:table>
      <text:p text:style-name="P9"/>
      <table:table table:name="Tableau29" table:style-name="Tableau29">
        <table:table-column table:style-name="Tableau29.A"/>
        <table:table-row>
          <table:table-cell table:style-name="Tableau29.A1" office:value-type="string">
            <text:h text:style-name="P5" text:outline-level="3">Conclusions tirées de l’assurance de la validité des résultats</text:h>
          </table:table-cell>
        </table:table-row>
      </table:table>
      <table:table table:name="Tableau19" table:style-name="Tableau19">
        <table:table-column table:style-name="Tableau19.A"/>
        <table:table-column table:style-name="Tableau19.B"/>
        <table:table-row>
          <table:table-cell table:style-name="Tableau19.A1" office:value-type="string">
            <text:h text:style-name="P51" text:outline-level="4">Campagnes réalisées en 2018</text:h>
          </table:table-cell>
          <table:table-cell table:style-name="Tableau19.B1" office:value-type="string">
            <text:p text:style-name="P23">LB anime l’organisation de la campagne essais croisés LR/LD, en particulier il s’occupe de contacter l’ensemble des participants et anime la réunion de synthèse. Il continue de s’occuper plus particulièrement de la partie granulats (prélèvements, distribution des échantillons, exploitation des résultats).</text:p>
            <text:p text:style-name="P18">En 201<text:span text:style-name="T8">8</text:span>, les essais croisés réalisés par LB sont les suivants :</text:p>
            <text:list xml:id="list170526682202653" text:continue-numbering="true" text:style-name="List_20_1">
              <text:list-item>
                <text:p text:style-name="P100">Bleu de Méthylène (NF EN 933-9) – Campagne LR/LD <text:span text:style-name="T8">+ EIL Cerema</text:span></text:p>
              </text:list-item>
              <text:list-item>
                <text:p text:style-name="P99">Granulométrie (NF EN 933-1) – <text:span text:style-name="T5">Campagne LR/LD + EIL Cerema</text:span></text:p>
              </text:list-item>
              <text:list-item>
                <text:p text:style-name="P99">Aplatissement (NF EN 933-3) – <text:span text:style-name="T5">Campagne LR/LD</text:span></text:p>
              </text:list-item>
              <text:list-item>
                <text:p text:style-name="P101">Los Angeles (NF EN 1097-2) – Campagne LR/LD</text:p>
              </text:list-item>
              <text:list-item>
                <text:p text:style-name="P101">Micro-Deval (NF EN 1097-1) – Campagne LR/LD</text:p>
              </text:list-item>
            </text:list>
            <text:p text:style-name="P98">Les résultats du DLCF aux essais croisés sont satisfaisants, ils sont détaillés dans le compte-rendu de la campagne d’essais croisés et ils seront ajoutés au rapport d’incertitudes.</text:p>
          </table:table-cell>
        </table:table-row>
      </table:table>
      <table:table table:name="Tableau20" table:style-name="Tableau20">
        <table:table-column table:style-name="Tableau20.A"/>
        <table:table-column table:style-name="Tableau20.B"/>
        <table:table-row>
          <table:table-cell table:style-name="Tableau20.A1" office:value-type="string">
            <text:h text:style-name="P51" text:outline-level="4">Campagnes à réaliser en 2019</text:h>
          </table:table-cell>
          <table:table-cell table:style-name="Tableau20.B1" office:value-type="string">
            <text:p text:style-name="P18"><text:span text:style-name="T5">Courant</text:span> 201<text:span text:style-name="T2">9</text:span>, les essais croisés qui seront réalisés <text:span text:style-name="T5">par LB pour la campagne LR/LD 2019</text:span> <text:span text:style-name="T5">s</text:span>ont les suivants :</text:p>
            <text:list xml:id="list170526702209126" text:continue-numbering="true" text:style-name="List_20_1">
              <text:list-item>
                <text:p text:style-name="P102">Bleu de Méthylène sur sable + kaolin (NF EN 933-9) <text:span text:style-name="T8">+ Tests sur l’influence du papier filtre + Estimation de l’appréciation de l’opérateur </text:span>– Campagne LR/LD</text:p>
              </text:list-item>
            </text:list>
          </table:table-cell>
        </table:table-row>
      </table:table>
      <table:table table:name="Tableau30" table:style-name="Tableau30">
        <table:table-column table:style-name="Tableau30.A"/>
        <table:table-column table:style-name="Tableau30.B"/>
        <table:table-row>
          <table:table-cell table:style-name="Tableau30.A1" office:value-type="string">
            <text:h text:style-name="P48" text:outline-level="4">Rapport d’incertitudes</text:h>
          </table:table-cell>
          <table:table-cell table:style-name="Tableau30.B1" office:value-type="string">
            <text:p text:style-name="P20"><text:span text:style-name="T11">Le</text:span> rapport <text:s/>« essais sur les roches et granulats<text:span text:style-name="T13"> ;</text:span> facteur <text:span text:style-name="T13">d’</text:span>influence et estimation des incertitudes <text:span text:style-name="T13">d’</text:span>essais » <text:span text:style-name="T13">a été mis à jour afin d’intégrer les campagnes d’essais croisés réalisées en 2018.</text:span></text:p>
          </table:table-cell>
        </table:table-row>
      </table:table>
      <text:p text:style-name="P9"/>
      <table:table table:name="Tableau31" table:style-name="Tableau31">
        <table:table-column table:style-name="Tableau31.A"/>
        <table:table-row>
          <table:table-cell table:style-name="Tableau31.A1" office:value-type="string">
            <text:h text:style-name="P5" text:outline-level="3">Autres facteurs pertinents</text:h>
          </table:table-cell>
        </table:table-row>
      </table:table>
      <table:table table:name="Tableau32" table:style-name="Tableau32">
        <table:table-column table:style-name="Tableau32.A"/>
        <table:table-column table:style-name="Tableau32.B"/>
        <table:table-row>
          <table:table-cell table:style-name="Tableau32.A1" office:value-type="string">
            <text:h text:style-name="P43" text:outline-level="4"><text:span text:style-name="T1">Maintien des compétences des chargés d’essai</text:span></text:h>
          </table:table-cell>
          <table:table-cell table:style-name="Tableau32.B1" office:value-type="string">
            <text:p text:style-name="P41">Conditions de maintien de l’habilitation des chargés d’essai : au moins 2 essais ont été réalisés dans l’année.</text:p>
            <text:p text:style-name="P42">Loïc Blachère est habilité sur la totalité des essais du programme et peut justifier de son maintien d’habilitation.</text:p>
          </table:table-cell>
        </table:table-row>
      </table:table>
      <table:table table:name="Tableau44" table:style-name="Tableau44">
        <table:table-column table:style-name="Tableau44.A"/>
        <table:table-column table:style-name="Tableau44.B"/>
        <table:table-row>
          <table:table-cell table:style-name="Tableau44.A1" office:value-type="string">
            <text:h text:style-name="P49" text:outline-level="4"><text:span text:style-name="T14">Maintien des compétences des responsables d’essai</text:span></text:h>
          </table:table-cell>
          <table:table-cell table:style-name="Tableau44.B1" office:value-type="string">
            <text:p text:style-name="P19">Deux personnes sont concernées :</text:p>
            <text:list xml:id="list170526706213278" text:continue-numbering="true" text:style-name="List_20_1">
              <text:list-item>
                <text:p text:style-name="P86">SL est responsable d’essai et responsable d’unité technique (UT) Cofrac</text:p>
              </text:list-item>
              <text:list-item>
                <text:p text:style-name="P86">JB est responsable d’essai intervenant en tant que suppléant lorsque SL est absent.</text:p>
              </text:list-item>
            </text:list>
            <text:p text:style-name="P21"/>
            <text:p text:style-name="P21"><text:span text:style-name="T5">SL</text:span> justifie du maintien de son habilitation en tant que responsable d’essai <text:span text:style-name="T5">et responsable d’unité technique Cofrac</text:span> du fait de ses activités au sein du DLCF :</text:p>
            <text:list xml:id="list170526707220081" text:continue-numbering="true" text:style-name="List_20_1">
              <text:list-item>
                <text:p text:style-name="P94">Vérification de la totalité des minutes d’essais granulats éditées en 201<text:span text:style-name="T3">8</text:span>, en regard des normes correspondantes.</text:p>
              </text:list-item>
              <text:list-item>
                <text:p text:style-name="P94">Suivi de la formation Management de la Qualité dans les laboratoires – Application de la NF EN ISO/CEI 17025 et LABREF02.</text:p>
              </text:list-item>
              <text:list-item>
                <text:p text:style-name="P95">Auditeur interne pour la norme NF EN ISO/CEI 17025.</text:p>
              </text:list-item>
            </text:list>
            <text:p text:style-name="P96">À noter qu’en début d’année 2019, SL a réalisé la totalité des essais de la portée d’accréditation en doublon avec LB.</text:p>
            <text:p text:style-name="P96"><text:soft-page-break/></text:p>
            <text:p text:style-name="P97">JB justifie du maintien de son habilitation en tant que responsable d’essai du fait de ses activités au sein du Département Laboratoire de Lyon :</text:p>
            <text:list xml:id="list170526709216049" text:continue-numbering="true" text:style-name="List_20_1">
              <text:list-item>
                <text:p text:style-name="P86">Correspondant sectoriel audit de carrières marquage CE2+.</text:p>
              </text:list-item>
              <text:list-item>
                <text:p text:style-name="P86">Auditeur interne pour la norme NF EN ISO/CEI 17025.</text:p>
              </text:list-item>
              <text:list-item>
                <text:p text:style-name="P86">Autres activités au quotidien : chargé d’essai, chargé d’affaires, contrôle extérieur, resp. UT Cofrac, etc.</text:p>
              </text:list-item>
            </text:list>
          </table:table-cell>
        </table:table-row>
      </table:table>
      <table:table table:name="Tableau33" table:style-name="Tableau33">
        <table:table-column table:style-name="Tableau33.A"/>
        <table:table-column table:style-name="Tableau33.B"/>
        <table:table-row>
          <table:table-cell table:style-name="Tableau33.A1" office:value-type="string">
            <text:h text:style-name="P43" text:outline-level="4"><text:span text:style-name="T1">Formation</text:span></text:h>
          </table:table-cell>
          <table:table-cell table:style-name="Tableau33.B1" office:value-type="string">
            <text:p text:style-name="P36">Une formation sur le prélèvement sur site à été organisée par Loïc Blachère auprès des personnes du DLCF susceptibles de réaliser des prélèvements.</text:p>
          </table:table-cell>
        </table:table-row>
      </table:table>
      <text:p text:style-name="P1"/>
      <text:p text:style-name="P37"/>
      <table:table table:name="Tableau46" table:style-name="Tableau46">
        <table:table-column table:style-name="Tableau46.A"/>
        <table:table-column table:style-name="Tableau46.B"/>
        <table:table-row>
          <table:table-cell table:style-name="Tableau46.A1" office:value-type="string">
            <text:h text:style-name="P8" text:outline-level="3">Conclusions</text:h>
          </table:table-cell>
          <table:table-cell office:value-type="string">
            <text:p text:style-name="P25">En 2018, suite au départ de Martine Trauchessec, une réorganisation des tâches liées au Cofrac a été réalisée afin de mieux les répartir entre LB et SL. En particulier, LB participe davantage à la rédaction du rapport d’incertitudes et est le relais de la veille normative. LB a également repris le rôle de formateur sur l’essai de prélèvement et a formé l’ensemble des personnes susceptibles de prélever des matériaux.</text:p>
            <text:p text:style-name="P25">Depuis le courant de l’année 2018 et a minima durant toute l’année 2019, LB est engagée dans une forte montée en compétence : il suit désormais la qualité des matériaux utilisés dans les chantiers suivis par le DLCF depuis les prescriptions dans les marchés, jusqu’aux fiches techniques produit des carrières en passant par les plans d’assurance qualité des entreprises. De plus, il est devenu auditeur interne « junior » en réalisant son premier audit en avril 2019, il va continuer à se former pour devenir auditeur. Cette évolution aboutira logiquement à sa qualification en tant que responsable d’essai.</text:p>
            <text:p text:style-name="P25"><text:span text:style-name="T9">Le</text:span> rôle et <text:span text:style-name="T9">l</text:span>es missions de LB <text:span text:style-name="T9">vont</text:span> <text:span text:style-name="T9">encore évoluer fin 2019 et surtout en 2020 avec le départ probable du responsable d’UT Cofrac.</text:span></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Segoe UI" svg:font-family="'Segoe UI'" style:font-adornments="Normal"/>
    <style:font-face style:name="Arial2" svg:font-family="Arial" style:font-adornments="Normal" style:font-family-generic="swiss"/>
    <style:font-face style:name="Arial3" svg:font-family="Arial" style:font-family-generic="system"/>
    <style:font-face style:name="Liberation Serif1" svg:font-family="'Liberation Serif'" style:font-family-generic="roman" style:font-pitch="variable"/>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 Gras" svg:font-family="'Arial Gras'" style:font-family-generic="swiss" style:font-pitch="variable"/>
    <style:font-face style:name="Liberation Sans3"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gras" style:font-family-generic="swiss" style:font-pitch="variable"/>
    <style:font-face style:name="Liberation Sans" svg:font-family="'Liberation Sans'"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Heading_20_2" style:default-outline-level="1" style:list-style-name="" style:class="text" style:master-page-name="">
      <style:paragraph-properties fo:margin-left="0cm" fo:margin-right="0cm" fo:margin-top="0.22cm" fo:margin-bottom="0.21cm" style:contextual-spacing="false" fo:orphans="0" fo:widows="0" fo:text-indent="0cm" style:auto-text-indent="false" style:page-number="auto" fo:break-before="page" fo:background-color="transparent" style:shadow="none" fo:keep-with-next="auto">
        <style:tab-stops/>
        <style:background-image/>
      </style:paragraph-properties>
      <style:text-properties style:font-name="Liberation Sans1" fo:font-family="'Liberation Sans'" style:font-style-name="Gras" style:font-family-generic="swiss" style:font-pitch="variable" fo:font-size="20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Heading" style:next-style-name="Text_20_body" style:default-outline-level="2" style:list-style-name="" style:class="text" style:master-page-name="">
      <style:paragraph-properties fo:margin-left="0cm" fo:margin-right="0cm" fo:margin-top="0.21cm" fo:margin-bottom="0.31cm" style:contextual-spacing="false" fo:orphans="0" fo:widows="0" fo:text-indent="0cm" style:auto-text-indent="false" style:page-number="auto" fo:background-color="transparent" style:shadow="none" fo:keep-with-next="always">
        <style:tab-stops/>
        <style:background-image/>
      </style:paragraph-properties>
      <style:text-properties fo:color="#4c4c4c" style:font-name="Liberation Sans1" fo:font-family="'Liberation Sans'" style:font-style-name="Gras" style:font-family-generic="swiss" style:font-pitch="variable" fo:font-size="16pt" fo:font-style="normal"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master-page-name="">
      <style:paragraph-properties fo:margin-left="-0.101cm" fo:margin-right="0cm" fo:margin-top="0.12cm" fo:margin-bottom="0cm" style:contextual-spacing="false" fo:orphans="0" fo:widows="0" fo:text-indent="0cm" style:auto-text-indent="false" style:page-number="auto" fo:background-color="transparent" style:shadow="none">
        <style:tab-stops/>
        <style:background-image/>
      </style:paragraph-properties>
      <style:text-properties fo:color="#000080" style:font-name="Liberation Sans1" fo:font-family="'Liberation Sans'" style:font-style-name="Gras" style:font-family-generic="swiss" style:font-pitch="variable" fo:font-size="11pt" fo:font-weight="bold"/>
    </style:style>
    <style:style style:name="Texte_20_Fragment" style:display-name="Texte Fragment" style:family="paragraph" style:list-style-name="">
      <style:paragraph-properties fo:margin-left="0.199cm" fo:margin-right="0cm" fo:margin-top="0.101cm" fo:margin-bottom="0cm" style:contextual-spacing="false" fo:keep-together="always" fo:text-indent="0cm" style:auto-text-indent="false" text:number-lines="false" text:line-number="0">
        <style:tab-stops/>
      </style:paragraph-properties>
      <style:text-properties style:font-name="Liberation Serif" fo:font-family="'Liberation Serif'" style:font-style-name="Normal" style:font-family-generic="roman" style:font-pitch="variable" fo:font-size="11pt"/>
    </style:style>
    <style:style style:name="Heading_20_4" style:display-name="Heading 4" style:family="paragraph" style:parent-style-name="Heading" style:next-style-name="Text_20_body" style:default-outline-level="4" style:list-style-name="" style:class="text" style:master-page-name="">
      <style:paragraph-properties fo:margin-left="0cm" fo:margin-right="0cm" fo:margin-top="0.12cm" fo:margin-bottom="0cm" style:contextual-spacing="false" fo:text-align="end" style:justify-single-word="false" fo:orphans="0" fo:widows="0" fo:text-indent="0cm" style:auto-text-indent="false" style:page-number="auto" fo:background-color="transparent" style:shadow="none" fo:keep-with-next="always">
        <style:tab-stops/>
        <style:background-image/>
      </style:paragraph-properties>
      <style:text-properties fo:color="#355e00" style:font-name="Liberation Sans2" fo:font-family="'Liberation Sans'" style:font-style-name="Italique gras" style:font-family-generic="swiss" style:font-pitch="variable" fo:font-size="10pt" fo:font-style="italic" fo:font-weight="bold" style:font-weight-asian="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tête_20_tableau" style:display-name="En-tête tableau" style:family="paragraph" style:parent-style-name="Standard">
      <style:paragraph-properties fo:margin-left="0.101cm" fo:margin-right="0cm" fo:margin-top="0.106cm" fo:margin-bottom="0.106cm" style:contextual-spacing="false" fo:orphans="0" fo:widows="0" fo:text-indent="0cm" style:auto-text-indent="false"/>
      <style:text-properties style:font-name="Arial" fo:font-family="Arial" style:font-family-generic="swiss" style:font-pitch="variable" fo:font-size="10pt" fo:font-weight="bold" style:font-size-asian="10pt" style:font-weight-asian="bold" style:font-size-complex="10pt"/>
    </style:style>
    <style:style style:name="Num_20_Tableau" style:display-name="Num Tableau" style:family="paragraph" style:list-style-name="WW8Num5">
      <style:paragraph-properties fo:margin-left="0cm" fo:margin-right="0cm" fo:margin-top="0.106cm" fo:margin-bottom="0.106cm" style:contextual-spacing="false" fo:text-align="center" style:justify-single-word="false" fo:orphans="2" fo:widows="2" fo:text-indent="0cm" style:auto-text-indent="false"/>
      <style:text-properties style:use-window-font-color="true" style:font-name="Arial1" fo:font-family="Arial" style:font-style-name="Gras" style:font-family-generic="swiss" style:font-pitch="variable" fo:font-size="8pt" fo:language="fr" fo:country="F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Texte_20_tableau" style:display-name="Texte tableau" style:family="paragraph" style:parent-style-name="Texte_20_Fragment" style:list-style-name="">
      <style:paragraph-properties fo:margin-left="0.131cm" fo:margin-right="0.131cm" fo:margin-top="0.106cm" fo:margin-bottom="0.106cm" style:contextual-spacing="false" fo:orphans="2" fo:widows="2" fo:text-indent="0cm" style:auto-text-indent="false"/>
      <style:text-properties fo:color="#000000" style:font-name="Liberation Serif" fo:font-family="'Liberation Serif'" style:font-style-name="Normal" style:font-family-generic="roman" style:font-pitch="variable" fo:font-size="10pt" fo:language="fr" fo:country="FR" fo:font-weight="normal"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font-weight-complex="bold"/>
    </style:style>
    <style:style style:name="Titre_20_2_20__28_suite_29_" style:display-name="Titre 2 (suite)" style:family="paragraph" style:parent-style-name="Heading_20_2" style:next-style-name="Texte_20_Fragment" style:default-outline-level="" style:master-page-name="">
      <style:paragraph-properties fo:margin-top="0.21cm" fo:margin-bottom="0.101cm" style:contextual-spacing="false" style:page-number="auto" fo:break-before="page" fo:keep-with-next="auto"/>
      <style:text-properties fo:color="#666666" fo:font-size="16pt" fo:font-weight="bold"/>
    </style:style>
    <style:style style:name="Titre_20_3_20__28_suite_29_" style:display-name="Titre 3 (suite)" style:family="paragraph" style:parent-style-name="Heading_20_3" style:next-style-name="Text_20_body" style:default-outline-level="" style:class="text">
      <style:paragraph-properties fo:margin-left="-0.101cm" fo:margin-right="0cm" fo:text-indent="0cm" style:auto-text-indent="false"/>
      <style:text-properties fo:color="#808080" fo:font-size="11pt" fo:font-style="normal" fo:font-weight="bold"/>
    </style:style>
    <style:style style:name="Picto" style:family="paragraph">
      <style:paragraph-properties fo:margin-left="0cm" fo:margin-right="0cm" fo:text-indent="0cm" style:auto-text-indent="false"/>
    </style:style>
    <style:style style:name="Index_20_tableau" style:display-name="Index tableau" style:family="paragraph" style:parent-style-name="Standard">
      <style:paragraph-properties fo:margin-left="0.101cm" fo:margin-right="0.199cm" fo:margin-top="0.106cm" fo:margin-bottom="0cm" style:contextual-spacing="false" fo:text-align="end" style:justify-single-word="false" fo:text-indent="0cm" style:auto-text-indent="false"/>
      <style:text-properties style:font-name="Arial" fo:font-family="Arial" style:font-family-generic="swiss" style:font-pitch="variable" fo:font-size="10pt" fo:font-style="italic" style:font-size-asian="10pt" style:font-style-asian="italic"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Heading_20_1" style:class="index" style:master-page-name="">
      <style:paragraph-properties fo:margin-left="0cm" fo:margin-right="0cm" fo:text-indent="0cm" style:auto-text-indent="false" style:page-number="auto" fo:break-before="auto" fo:break-after="auto">
        <style:tab-stops>
          <style:tab-stop style:position="17cm" style:type="right" style:leader-style="dotted" style:leader-text="."/>
        </style:tab-stops>
      </style:paragraph-properties>
      <style:text-properties fo:font-size="75%"/>
    </style:style>
    <style:style style:name="Contents_20_2" style:display-name="Contents 2" style:family="paragraph" style:parent-style-name="Heading_20_2" style:class="index" style:master-page-name="">
      <style:paragraph-properties fo:margin-left="0.6cm" fo:margin-right="0cm" fo:margin-top="0.21cm" fo:margin-bottom="0.21cm" style:contextual-spacing="false" fo:text-indent="0cm" style:auto-text-indent="false" style:page-number="auto">
        <style:tab-stops>
          <style:tab-stop style:position="16.501cm" style:type="right" style:leader-style="dotted" style:leader-text="."/>
        </style:tab-stops>
      </style:paragraph-properties>
      <style:text-properties fo:font-size="75%"/>
    </style:style>
    <style:style style:name="Contents_20_3" style:display-name="Contents 3" style:family="paragraph" style:parent-style-name="Heading_20_3" style:class="index">
      <style:paragraph-properties fo:margin-left="1.199cm" fo:margin-right="0cm" fo:text-indent="0cm" style:auto-text-indent="false">
        <style:tab-stops>
          <style:tab-stop style:position="16.002cm" style:type="right" style:leader-style="dotted" style:leader-text="."/>
        </style:tab-stops>
      </style:paragraph-properties>
      <style:text-properties fo:font-size="90%"/>
    </style:style>
    <style:style style:name="Contents_20_4" style:display-name="Contents 4" style:family="paragraph" style:parent-style-name="Heading_20_4" style:class="index">
      <style:paragraph-properties fo:margin-left="1.799cm" fo:margin-right="0cm" fo:text-indent="0cm" style:auto-text-indent="false">
        <style:tab-stops>
          <style:tab-stop style:position="15.503cm" style:type="right" style:leader-style="dotted" style:leader-text="."/>
        </style:tab-stops>
      </style:paragraph-properties>
      <style:text-properties fo:font-size="90%"/>
    </style:style>
    <style:style style:name="Liste_20_Niveau1_20_MRS" style:display-name="Liste Niveau1 MRS" style:family="paragraph" style:parent-style-name="Texte_20_Fragment" style:list-style-name="List_20_1" style:class="list" style:master-page-name="">
      <style:paragraph-properties style:page-number="auto">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e_20_Niveau2_20_MRS" style:display-name="Liste Niveau2 MRS" style:family="paragraph" style:parent-style-name="Liste_20_Niveau1_20_MRS" style:list-style-name="List_20_2">
      <style:paragraph-properties fo:margin-top="0.03cm" fo:margin-bottom="0cm" style:contextual-spacing="false"/>
    </style:style>
    <style:style style:name="Separateur" style:family="paragraph">
      <style:text-properties style:font-name="Liberation Sans" fo:font-family="'Liberation Sans'" style:font-style-name="Normal" style:font-family-generic="swiss" style:font-pitch="variable" fo:font-size="6pt"/>
    </style:style>
    <style:style style:name="Legende" style:family="paragraph" style:parent-style-name="Num_20_Tableau" style:list-style-name="">
      <style:paragraph-properties fo:margin-left="0cm" fo:margin-right="0cm" fo:text-indent="0cm" style:auto-text-indent="false" style:snap-to-layout-grid="false"/>
      <style:text-properties style:font-name="Liberation Sans3" fo:font-family="'Liberation Sans'" style:font-family-generic="swiss" style:font-pitch="variable" fo:font-size="8pt" style:font-size-asian="8pt" style:font-size-complex="8pt"/>
    </style:style>
    <style:style style:name="Numbering_20_Symbols" style:display-name="Numbering Symbols" style:family="text"/>
    <style:style style:name="WW8Num5z0" style:family="text">
      <style:text-properties style:font-name="Arial Gras" fo:font-family="'Arial Gras'"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Aria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WW8Num5" text:consecutive-numbering="true">
      <text:list-level-style-number text:level="1" text:style-name="WW8Num5z0" style:num-format="1">
        <style:list-level-properties text:space-before="0.12cm" text:min-label-width="0.5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3T15:13:15.788000000</meta:creation-date>
    <dc:date>2019-06-13T17:05:26.358000000</dc:date>
    <meta:editing-duration>PT23M5S</meta:editing-duration>
    <meta:editing-cycles>2</meta:editing-cycles>
    <meta:generator>LibreOffice/4.1.6.2$Windows_x86 LibreOffice_project/40ff705089295be5be0aae9b15123f687c05b0a</meta:generator>
    <meta:document-statistic meta:table-count="52" meta:image-count="0" meta:object-count="0" meta:page-count="6" meta:paragraph-count="268" meta:word-count="1954" meta:character-count="12271" meta:non-whitespace-character-count="10606"/>
  </office:meta>
</office:document-meta>
</file>